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1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531cm"/>
    </style:style>
    <style:style style:name="co11" style:family="table-column">
      <style:table-column-properties fo:break-before="auto" style:column-width="3.276cm"/>
    </style:style>
    <style:style style:name="co12" style:family="table-column">
      <style:table-column-properties fo:break-before="auto" style:column-width="3.63cm"/>
    </style:style>
    <style:style style:name="co13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2" style:family="table-cell" style:parent-style-name="Default">
      <style:table-cell-properties fo:background-color="transparent"/>
    </style:style>
    <style:style style:name="ce3" style:family="table-cell" style:parent-style-name="Default" style:data-style-name="N109">
      <style:table-cell-properties fo:wrap-option="wrap"/>
    </style:style>
    <style:style style:name="ce4" style:family="table-cell" style:parent-style-name="Default" style:data-style-name="N109"/>
    <style:style style:name="ce7" style:family="table-cell" style:parent-style-name="Default">
      <style:table-cell-properties fo:background-color="#66cc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ff3333"/>
    </style:style>
    <style:style style:name="ce1" style:family="table-cell" style:parent-style-name="Default" style:data-style-name="N108">
      <style:map style:condition="is-true-formula(ABS([.C4] - ROUND([.C4]; 0)) &lt; 0.15)" style:apply-style-name="Good" style:base-cell-address="Items.C4"/>
    </style:style>
    <style:style style:name="ce2" style:family="table-cell" style:parent-style-name="Default" style:data-style-name="N108"/>
    <style:style style:name="ce21" style:family="table-cell" style:parent-style-name="Default" style:data-style-name="N3"/>
    <style:style style:name="ce22" style:family="table-cell" style:parent-style-name="Default">
      <style:table-cell-properties fo:background-color="#99ff33"/>
    </style:style>
  </office:automatic-styles>
  <office:body>
    <office:spreadsheet>
      <table:calculation-settings table:automatic-find-labels="false" table:use-regular-expressions="false" table:use-wildcards="true"/>
      <table:table table:name="Dunge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Avg. HP</text:p>
          </table:table-cell>
          <table:table-cell office:value-type="string" calcext:value-type="string">
            <text:p>Avg. Dmg.</text:p>
          </table:table-cell>
          <table:table-cell office:value-type="string" calcext:value-type="string">
            <text:p>Mobs</text:p>
          </table:table-cell>
          <table:table-cell office:value-type="string" calcext:value-type="string">
            <text:p>Time Multi</text:p>
          </table:table-cell>
          <table:table-cell/>
          <table:table-cell table:style-name="ce3" office:value-type="string" calcext:value-type="string">
            <text:p>Difficulty</text:p>
          </table:table-cell>
          <table:table-cell office:value-type="string" calcext:value-type="string">
            <text:p>Max. Duration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en of Rats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/>
          <table:table-cell table:style-name="ce3" table:formula="of:= IF([.$E4] &lt;&gt; 0; [.$B4] * [.$C4] * [.$D4] / [.$E4]; 0)" office:value-type="float" office:value="1.06666666666667" calcext:value-type="float">
            <text:p>1,07</text:p>
          </table:table-cell>
          <table:table-cell table:formula="of:=[.E4] / [.C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,2</text:p>
          </table:table-cell>
          <table:table-cell/>
          <table:table-cell table:style-name="ce3" table:formula="of:= IF([.$E5] &lt;&gt; 0; [.$B5] * [.$C5] * [.$D5] / [.$E5]; 0)" office:value-type="float" office:value="1.25" calcext:value-type="float">
            <text:p>1,25</text:p>
          </table:table-cell>
          <table:table-cell table:formula="of:=[.E5] / [.C5]" office:value-type="float" office:value="3.2" calcext:value-type="float">
            <text:p>3,2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,2</text:p>
          </table:table-cell>
          <table:table-cell/>
          <table:table-cell table:style-name="ce3" table:formula="of:= IF([.$E6] &lt;&gt; 0; [.$B6] * [.$C6] * [.$D6] / [.$E6]; 0)" office:value-type="float" office:value="1.42857142857143" calcext:value-type="float">
            <text:p>1,43</text:p>
          </table:table-cell>
          <table:table-cell table:formula="of:=[.E6] / [.C6]" office:value-type="float" office:value="5.25" calcext:value-type="float">
            <text:p>5,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,7</text:p>
          </table:table-cell>
          <table:table-cell/>
          <table:table-cell table:style-name="ce3" table:formula="of:= IF([.$E7] &lt;&gt; 0; [.$B7] * [.$C7] * [.$D7] / [.$E7]; 0)" office:value-type="float" office:value="1.62162162162162" calcext:value-type="float">
            <text:p>1,62</text:p>
          </table:table-cell>
          <table:table-cell table:formula="of:=[.E7] / [.C7]" office:value-type="float" office:value="2.46666666666667" calcext:value-type="float">
            <text:p>2,46666666666667</text:p>
          </table:table-cell>
          <table:table-cell table:formula="of:=SUM([.H4:.H7])" office:value-type="float" office:value="12.4166666666667" calcext:value-type="float">
            <text:p>12,4166666666667</text:p>
          </table:table-cell>
        </table:table-row>
        <table:table-row table:style-name="ro1">
          <table:table-cell table:number-columns-repeated="6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Crypt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/>
          <table:table-cell table:style-name="ce3" table:formula="of:= IF([.$E9] &lt;&gt; 0; [.$B9] * [.$C9] * [.$D9] / [.$E9]; 0)" office:value-type="float" office:value="1.1" calcext:value-type="float">
            <text:p>1,1</text:p>
          </table:table-cell>
          <table:table-cell table:formula="of:=[.E9] / [.C9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10] &lt;&gt; 0; [.$B10] * [.$C10] * [.$D10] / [.$E10]; 0)" office:value-type="float" office:value="1.21" calcext:value-type="float">
            <text:p>1,21</text:p>
          </table:table-cell>
          <table:table-cell table:formula="of:=[.E10] / [.C10]" office:value-type="float" office:value="1.81818181818182" calcext:value-type="float">
            <text:p>1,8181818181818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11] &lt;&gt; 0; [.$B11] * [.$C11] * [.$D11] / [.$E11]; 0)" office:value-type="float" office:value="1.39615384615385" calcext:value-type="float">
            <text:p>1,4</text:p>
          </table:table-cell>
          <table:table-cell table:formula="of:=[.E11] / [.C11]" office:value-type="float" office:value="2.36363636363636" calcext:value-type="float">
            <text:p>2,36363636363636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.1" calcext:value-type="float">
            <text:p>5,1</text:p>
          </table:table-cell>
          <table:table-cell/>
          <table:table-cell table:formula="of:= IF([.$E12] &lt;&gt; 0; [.$B12] * [.$C12] * [.$D12] / [.$E12]; 0)" office:value-type="float" office:value="1.56862745098039" calcext:value-type="float">
            <text:p>1,57</text:p>
          </table:table-cell>
          <table:table-cell table:formula="of:=[.E12] / [.C12]" office:value-type="float" office:value="5.1" calcext:value-type="float">
            <text:p>5,1</text:p>
          </table:table-cell>
          <table:table-cell/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13] &lt;&gt; 0; [.$B13] * [.$C13] * [.$D13] / [.$E13]; 0)" office:value-type="float" office:value="1.69354838709677" calcext:value-type="float">
            <text:p>1,69</text:p>
          </table:table-cell>
          <table:table-cell table:formula="of:=[.E13] / [.C13]" office:value-type="float" office:value="2.06666666666667" calcext:value-type="float">
            <text:p>2,06666666666667</text:p>
          </table:table-cell>
          <table:table-cell table:formula="of:=SUM([.H9:.H13])" office:value-type="float" office:value="13.3484848484848" calcext:value-type="float">
            <text:p>13,348484848484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15] &lt;&gt; 0; [.$B15] * [.$C15] * [.$D15] / [.$E15]; 0)" office:value-type="float" office:value="1.152" calcext:value-type="float">
            <text:p>1,15</text:p>
          </table:table-cell>
          <table:table-cell table:formula="of:=[.E15] / [.C15]" office:value-type="float" office:value="2.08333333333333" calcext:value-type="float">
            <text:p>2,08333333333333</text:p>
          </table:table-cell>
          <table:table-cell/>
        </table:table-row>
        <table:table-row table:style-name="ro1">
          <table:table-cell/>
          <table:table-cell office:value-type="float" office:value="1.1" calcext:value-type="float">
            <text:p>1,1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/>
          <table:table-cell table:formula="of:= IF([.$E16] &lt;&gt; 0; [.$B16] * [.$C16] * [.$D16] / [.$E16]; 0)" office:value-type="float" office:value="1.3" calcext:value-type="float">
            <text:p>1,3</text:p>
          </table:table-cell>
          <table:table-cell table:formula="of:=[.E16] / [.C16]" office:value-type="float" office:value="2.53846153846154" calcext:value-type="float">
            <text:p>2,5384615384615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17] &lt;&gt; 0; [.$B17] * [.$C17] * [.$D17] / [.$E17]; 0)" office:value-type="float" office:value="1.4" calcext:value-type="float">
            <text:p>1,4</text:p>
          </table:table-cell>
          <table:table-cell table:formula="of:=[.E17] / [.C17]" office:value-type="float" office:value="3.57142857142857" calcext:value-type="float">
            <text:p>3,5714285714285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18] &lt;&gt; 0; [.$B18] * [.$C18] * [.$D18] / [.$E18]; 0)" office:value-type="float" office:value="1.65" calcext:value-type="float">
            <text:p>1,65</text:p>
          </table:table-cell>
          <table:table-cell table:formula="of:=[.E18] / [.C18]" office:value-type="float" office:value="3.63636363636364" calcext:value-type="float">
            <text:p>3,63636363636364</text:p>
          </table:table-cell>
          <table:table-cell table:formula="of:=SUM([.H15:.H18])" office:value-type="float" office:value="11.8295870795871" calcext:value-type="float">
            <text:p>11,82958707958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/>
          <table:table-cell table:formula="of:= IF([.$E20] &lt;&gt; 0; [.$B20] * [.$C20] * [.$D20] / [.$E20]; 0)" office:value-type="float" office:value="1.2" calcext:value-type="float">
            <text:p>1,2</text:p>
          </table:table-cell>
          <table:table-cell table:formula="of:=[.E20] / [.C20]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/>
          <table:table-cell table:formula="of:= IF([.$E21] &lt;&gt; 0; [.$B21] * [.$C21] * [.$D21] / [.$E21]; 0)" office:value-type="float" office:value="1.35" calcext:value-type="float">
            <text:p>1,35</text:p>
          </table:table-cell>
          <table:table-cell table:formula="of:=[.E21] / [.C21]" office:value-type="float" office:value="2.66666666666667" calcext:value-type="float">
            <text:p>2,66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22] &lt;&gt; 0; [.$B22] * [.$C22] * [.$D22] / [.$E22]; 0)" office:value-type="float" office:value="1.48965517241379" calcext:value-type="float">
            <text:p>1,49</text:p>
          </table:table-cell>
          <table:table-cell table:formula="of:=[.E22] / [.C22]" office:value-type="float" office:value="2.41666666666667" calcext:value-type="float">
            <text:p>2,41666666666667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23] &lt;&gt; 0; [.$B23] * [.$C23] * [.$D23] / [.$E23]; 0)" office:value-type="float" office:value="1.6" calcext:value-type="float">
            <text:p>1,6</text:p>
          </table:table-cell>
          <table:table-cell table:formula="of:=[.E23] / [.C23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office:value-type="float" office:value="1.5" calcext:value-type="float">
            <text:p>1,5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24] &lt;&gt; 0; [.$B24] * [.$C24] * [.$D24] / [.$E24]; 0)" office:value-type="float" office:value="1.95" calcext:value-type="float">
            <text:p>1,95</text:p>
          </table:table-cell>
          <table:table-cell table:formula="of:=[.E24] / [.C24]" office:value-type="float" office:value="2.30769230769231" calcext:value-type="float">
            <text:p>2,30769230769231</text:p>
          </table:table-cell>
          <table:table-cell table:formula="of:=SUM([.H20:.H24])" office:value-type="float" office:value="12.6410256410256" calcext:value-type="float">
            <text:p>12,6410256410256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erc. Cam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/>
          <table:table-cell table:formula="of:= IF([.$E26] &lt;&gt; 0; [.$B26] * [.$C26] * [.$D26] / [.$E26]; 0)" office:value-type="float" office:value="1.66666666666667" calcext:value-type="float">
            <text:p>1,67</text:p>
          </table:table-cell>
          <table:table-cell table:formula="of:=[.E26] / [.C26]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33" calcext:value-type="float">
            <text:p>1,3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27] &lt;&gt; 0; [.$B27] * [.$C27] * [.$D27] / [.$E27]; 0)" office:value-type="float" office:value="1.995" calcext:value-type="float">
            <text:p>2</text:p>
          </table:table-cell>
          <table:table-cell table:formula="of:=[.E27] / [.C27]" office:value-type="float" office:value="3.00751879699248" calcext:value-type="float">
            <text:p>3,00751879699248</text:p>
          </table:table-cell>
          <table:table-cell table:formula="of:=SUM([.H26:.H27])" office:value-type="float" office:value="12.0075187969925" calcext:value-type="float">
            <text:p>12,00751879699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lt’s Castle</text:p>
          </table:table-cell>
          <table:table-cell table:number-columns-repeated="2" office:value-type="float" office:value="1.2" calcext:value-type="float">
            <text:p>1,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29] &lt;&gt; 0; [.$B29] * [.$C29] * [.$D29] / [.$E29]; 0)" office:value-type="float" office:value="1.44" calcext:value-type="float">
            <text:p>1,44</text:p>
          </table:table-cell>
          <table:table-cell table:formula="of:=[.E29] / [.C29]" office:value-type="float" office:value="3.33333333333333" calcext:value-type="float">
            <text:p>3,33333333333333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/>
          <table:table-cell table:formula="of:= IF([.$E30] &lt;&gt; 0; [.$B30] * [.$C30] * [.$D30] / [.$E30]; 0)" office:value-type="float" office:value="1.6" calcext:value-type="float">
            <text:p>1,6</text:p>
          </table:table-cell>
          <table:table-cell table:formula="of:=[.E30] / [.C30]" office:value-type="float" office:value="2.25" calcext:value-type="float">
            <text:p>2,2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.2" calcext:value-type="float">
            <text:p>1,2</text:p>
          </table:table-cell>
          <table:table-cell office:value-type="float" office:value="5" calcext:value-type="float">
            <text:p>5</text:p>
          </table:table-cell>
          <table:table-cell office:value-type="float" office:value="3.8" calcext:value-type="float">
            <text:p>3,8</text:p>
          </table:table-cell>
          <table:table-cell/>
          <table:table-cell table:formula="of:= IF([.$E31] &lt;&gt; 0; [.$B31] * [.$C31] * [.$D31] / [.$E31]; 0)" office:value-type="float" office:value="1.89473684210526" calcext:value-type="float">
            <text:p>1,89</text:p>
          </table:table-cell>
          <table:table-cell table:formula="of:=[.E31] / [.C31]" office:value-type="float" office:value="3.16666666666667" calcext:value-type="float">
            <text:p>3,1666666666666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IF([.$E32] &lt;&gt; 0; [.$B32] * [.$C32] * [.$D32] / [.$E32]; 0)" office:value-type="float" office:value="2" calcext:value-type="float">
            <text:p>2</text:p>
          </table:table-cell>
          <table:table-cell table:formula="of:=[.E32] / [.C32]" office:value-type="float" office:value="5" calcext:value-type="float">
            <text:p>5</text:p>
          </table:table-cell>
          <table:table-cell table:formula="of:=SUM([.H29:.H32])" office:value-type="float" office:value="13.75" calcext:value-type="float">
            <text:p>13,7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byrint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 IF([.$E34] &lt;&gt; 0; [.$B34] * [.$C34] * [.$D34] / [.$E34]; 0)" office:value-type="float" office:value="1.33333333333333" calcext:value-type="float">
            <text:p>1,33</text:p>
          </table:table-cell>
          <table:table-cell table:formula="of:=[.E34] / [.C34]" office:value-type="float" office:value="1.5" calcext:value-type="float">
            <text:p>1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,9</text:p>
          </table:table-cell>
          <table:table-cell/>
          <table:table-cell table:formula="of:= IF([.$E35] &lt;&gt; 0; [.$B35] * [.$C35] * [.$D35] / [.$E35]; 0)" office:value-type="float" office:value="1.37931034482759" calcext:value-type="float">
            <text:p>1,38</text:p>
          </table:table-cell>
          <table:table-cell table:formula="of:=[.E35] / [.C35]" office:value-type="float" office:value="2.9" calcext:value-type="float">
            <text:p>2,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 IF([.$E36] &lt;&gt; 0; [.$B36] * [.$C36] * [.$D36] / [.$E36]; 0)" office:value-type="float" office:value="1.42857142857143" calcext:value-type="float">
            <text:p>1,43</text:p>
          </table:table-cell>
          <table:table-cell table:formula="of:=[.E36] / [.C36]" office:value-type="float" office:value="1.4" calcext:value-type="float">
            <text:p>1,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 IF([.$E37] &lt;&gt; 0; [.$B37] * [.$C37] * [.$D37] / [.$E37]; 0)" office:value-type="float" office:value="1.53846153846154" calcext:value-type="float">
            <text:p>1,54</text:p>
          </table:table-cell>
          <table:table-cell table:formula="of:=[.E37] / [.C37]" office:value-type="float" office:value="1.3" calcext:value-type="float">
            <text:p>1,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38] &lt;&gt; 0; [.$B38] * [.$C38] * [.$D38] / [.$E38]; 0)" office:value-type="float" office:value="1.6" calcext:value-type="float">
            <text:p>1,6</text:p>
          </table:table-cell>
          <table:table-cell table:formula="of:=[.E38] / [.C38]" office:value-type="float" office:value="2.5" calcext:value-type="float">
            <text:p>2,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/>
          <table:table-cell table:formula="of:= IF([.$E39] &lt;&gt; 0; [.$B39] * [.$C39] * [.$D39] / [.$E39]; 0)" office:value-type="float" office:value="1.66666666666667" calcext:value-type="float">
            <text:p>1,67</text:p>
          </table:table-cell>
          <table:table-cell table:formula="of:=[.E39] / [.C39]" office:value-type="float" office:value="1.2" calcext:value-type="float">
            <text:p>1,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/>
          <table:table-cell table:formula="of:= IF([.$E40] &lt;&gt; 0; [.$B40] * [.$C40] * [.$D40] / [.$E40]; 0)" office:value-type="float" office:value="1.81818181818182" calcext:value-type="float">
            <text:p>1,82</text:p>
          </table:table-cell>
          <table:table-cell table:formula="of:=[.E40] / [.C40]" office:value-type="float" office:value="1.1" calcext:value-type="float">
            <text:p>1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,1</text:p>
          </table:table-cell>
          <table:table-cell/>
          <table:table-cell table:formula="of:= IF([.$E41] &lt;&gt; 0; [.$B41] * [.$C41] * [.$D41] / [.$E41]; 0)" office:value-type="float" office:value="1.93548387096774" calcext:value-type="float">
            <text:p>1,94</text:p>
          </table:table-cell>
          <table:table-cell table:formula="of:=[.E41] / [.C41]" office:value-type="float" office:value="3.1" calcext:value-type="float">
            <text:p>3,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 IF([.$E42] &lt;&gt; 0; [.$B42] * [.$C42] * [.$D42] / [.$E42]; 0)" office:value-type="float" office:value="2" calcext:value-type="float">
            <text:p>2</text:p>
          </table:table-cell>
          <table:table-cell table:formula="of:=[.E42] / [.C42]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 IF([.$E43] &lt;&gt; 0; [.$B43] * [.$C43] * [.$D43] / [.$E43]; 0)" office:value-type="float" office:value="2.25" calcext:value-type="float">
            <text:p>2,25</text:p>
          </table:table-cell>
          <table:table-cell table:formula="of:=[.E43] / [.C43]" office:value-type="float" office:value="2.66666666666667" calcext:value-type="float">
            <text:p>2,66666666666667</text:p>
          </table:table-cell>
          <table:table-cell table:formula="of:=SUM([.H34:.H43])" office:value-type="float" office:value="18.6666666666667" calcext:value-type="float">
            <text:p>18,6666666666667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ighthouse 2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/>
          <table:table-cell table:formula="of:= IF([.$E45] &lt;&gt; 0; [.$B45] * [.$C45] * [.$D45] / [.$E45]; 0)" office:value-type="float" office:value="2.028" calcext:value-type="float">
            <text:p>2,03</text:p>
          </table:table-cell>
          <table:table-cell table:formula="of:=[.E45] / [.C45]" office:value-type="float" office:value="1.92307692307692" calcext:value-type="float">
            <text:p>1,9230769230769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4" calcext:value-type="float">
            <text:p>4</text:p>
          </table:table-cell>
          <table:table-cell office:value-type="float" office:value="2.8" calcext:value-type="float">
            <text:p>2,8</text:p>
          </table:table-cell>
          <table:table-cell/>
          <table:table-cell table:formula="of:= IF([.$E46] &lt;&gt; 0; [.$B46] * [.$C46] * [.$D46] / [.$E46]; 0)" office:value-type="float" office:value="2.42857142857143" calcext:value-type="float">
            <text:p>2,43</text:p>
          </table:table-cell>
          <table:table-cell table:formula="of:=[.E46] / [.C46]" office:value-type="float" office:value="1.64705882352941" calcext:value-type="float">
            <text:p>1,6470588235294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,7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/>
          <table:table-cell table:formula="of:= IF([.$E47] &lt;&gt; 0; [.$B47] * [.$C47] * [.$D47] / [.$E47]; 0)" office:value-type="float" office:value="2.83333333333333" calcext:value-type="float">
            <text:p>2,83</text:p>
          </table:table-cell>
          <table:table-cell table:formula="of:=[.E47] / [.C47]" office:value-type="float" office:value="2.47058823529412" calcext:value-type="float">
            <text:p>2,4705882352941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</text:p>
          </table:table-cell>
          <table:table-cell/>
          <table:table-cell table:formula="of:= IF([.$E48] &lt;&gt; 0; [.$B48] * [.$C48] * [.$D48] / [.$E48]; 0)" office:value-type="float" office:value="3.42857142857143" calcext:value-type="float">
            <text:p>3,43</text:p>
          </table:table-cell>
          <table:table-cell table:formula="of:=[.E48] / [.C48]" office:value-type="float" office:value="2.91666666666667" calcext:value-type="float">
            <text:p>2,91666666666667</text:p>
          </table:table-cell>
          <table:table-cell table:formula="of:=SUM([.H45:.H48])" office:value-type="float" office:value="8.95739064856712" calcext:value-type="float">
            <text:p>8,9573906485671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 IF([.$E50] &lt;&gt; 0; [.$B50] * [.$C50] * [.$D50] / [.$E50]; 0)" office:value-type="float" office:value="1.8" calcext:value-type="float">
            <text:p>1,8</text:p>
          </table:table-cell>
          <table:table-cell table:formula="of:=[.E50] / [.C50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unken Cit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52] &lt;&gt; 0; [.$B52] * [.$C52] * [.$D52] / [.$E52]; 0)" office:value-type="float" office:value="3.4" calcext:value-type="float">
            <text:p>3,4</text:p>
          </table:table-cell>
          <table:table-cell table:formula="of:=[.E52] / [.C52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office:value-type="float" office:value="2.3" calcext:value-type="float">
            <text:p>2,3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3] &lt;&gt; 0; [.$B53] * [.$C53] * [.$D53] / [.$E53]; 0)" office:value-type="float" office:value="3.91" calcext:value-type="float">
            <text:p>3,91</text:p>
          </table:table-cell>
          <table:table-cell table:formula="of:=[.E53] / [.C53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54] &lt;&gt; 0; [.$B54] * [.$C54] * [.$D54] / [.$E54]; 0)" office:value-type="float" office:value="4.25" calcext:value-type="float">
            <text:p>4,25</text:p>
          </table:table-cell>
          <table:table-cell table:formula="of:=[.E54] / [.C54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2.5" calcext:value-type="float">
            <text:p>2,5</text:p>
          </table:table-cell>
          <table:table-cell office:value-type="float" office:value="1.7" calcext:value-type="float">
            <text:p>1,7</text:p>
          </table:table-cell>
          <table:table-cell office:value-type="float" office:value="5" calcext:value-type="float">
            <text:p>5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 IF([.$E55] &lt;&gt; 0; [.$B55] * [.$C55] * [.$D55] / [.$E55]; 0)" office:value-type="float" office:value="4.72222222222222" calcext:value-type="float">
            <text:p>4,72</text:p>
          </table:table-cell>
          <table:table-cell table:formula="of:=[.E55] / [.C55]" office:value-type="float" office:value="2.64705882352941" calcext:value-type="float">
            <text:p>2,6470588235294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56] &lt;&gt; 0; [.$B56] * [.$C56] * [.$D56] / [.$E56]; 0)" office:value-type="float" office:value="5" calcext:value-type="float">
            <text:p>5</text:p>
          </table:table-cell>
          <table:table-cell table:formula="of:=[.E56] / [.C56]" office:value-type="float" office:value="2.6" calcext:value-type="float">
            <text:p>2,6</text:p>
          </table:table-cell>
          <table:table-cell table:formula="of:=SUM([.H52:.H56])" office:value-type="float" office:value="10.5411764705882" calcext:value-type="float">
            <text:p>10,541176470588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cademy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formula="of:= IF([.$E58] &lt;&gt; 0; [.$B58] * [.$C58] * [.$D58] / [.$E58]; 0)" office:value-type="float" office:value="3.4" calcext:value-type="float">
            <text:p>3,4</text:p>
          </table:table-cell>
          <table:table-cell table:formula="of:=[.E58] / [.C58]" office:value-type="float" office:value="2.94117647058824" calcext:value-type="float">
            <text:p>2,94117647058824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 IF([.$E59] &lt;&gt; 0; [.$B59] * [.$C59] * [.$D59] / [.$E59]; 0)" office:value-type="float" office:value="3.91" calcext:value-type="float">
            <text:p>3,91</text:p>
          </table:table-cell>
          <table:table-cell table:formula="of:=[.E59] / [.C59]" office:value-type="float" office:value="2.35294117647059" calcext:value-type="float">
            <text:p>2,35294117647059</text:p>
          </table:table-cell>
          <table:table-cell/>
        </table:table-row>
        <table:table-row table:style-name="ro1">
          <table:table-cell/>
          <table:table-cell table:style-name="ce12" office:value-type="float" office:value="2.5" calcext:value-type="float">
            <text:p>2,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0] &lt;&gt; 0; [.$B60] * [.$C60] * [.$D60] / [.$E60]; 0)" office:value-type="float" office:value="4.25" calcext:value-type="float">
            <text:p>4,25</text:p>
          </table:table-cell>
          <table:table-cell table:formula="of:=[.E60] / [.C60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2.75" calcext:value-type="float">
            <text:p>2,75</text:p>
          </table:table-cell>
          <table:table-cell table:style-name="ce12"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 IF([.$E61] &lt;&gt; 0; [.$B61] * [.$C61] * [.$D61] / [.$E61]; 0)" office:value-type="float" office:value="4.675" calcext:value-type="float">
            <text:p>4,68</text:p>
          </table:table-cell>
          <table:table-cell table:formula="of:=[.E61] / [.C61]" office:value-type="float" office:value="1.17647058823529" calcext:value-type="float">
            <text:p>1,17647058823529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2] &lt;&gt; 0; [.$B62] * [.$C62] * [.$D62] / [.$E62]; 0)" office:value-type="float" office:value="5" calcext:value-type="float">
            <text:p>5</text:p>
          </table:table-cell>
          <table:table-cell table:formula="of:=[.E62] / [.C62]" office:value-type="float" office:value="2.6" calcext:value-type="float">
            <text:p>2,6</text:p>
          </table:table-cell>
          <table:table-cell table:formula="of:=SUM([.H58:.H62])" office:value-type="float" office:value="10.8352941176471" calcext:value-type="float">
            <text:p>10,835294117647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Red Pagoda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4] &lt;&gt; 0; [.$B64] * [.$C64] * [.$D64] / [.$E64]; 0)" office:value-type="float" office:value="3.4" calcext:value-type="float">
            <text:p>3,4</text:p>
          </table:table-cell>
          <table:table-cell table:formula="of:=[.E64] / [.C64]" office:value-type="float" office:value="1.76470588235294" calcext:value-type="float">
            <text:p>1,76470588235294</text:p>
          </table:table-cell>
          <table:table-cell/>
        </table:table-row>
        <table:table-row table:style-name="ro1">
          <table:table-cell/>
          <table:table-cell table:style-name="ce12" office:value-type="float" office:value="1.7" calcext:value-type="float">
            <text:p>1,7</text:p>
          </table:table-cell>
          <table:table-cell table:style-name="ce12"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5] &lt;&gt; 0; [.$B65] * [.$C65] * [.$D65] / [.$E65]; 0)" office:value-type="float" office:value="3.91" calcext:value-type="float">
            <text:p>3,91</text:p>
          </table:table-cell>
          <table:table-cell table:formula="of:=[.E65] / [.C65]" office:value-type="float" office:value="1.30434782608696" calcext:value-type="float">
            <text:p>1,30434782608696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,75</text:p>
          </table:table-cell>
          <table:table-cell/>
          <table:table-cell table:formula="of:= IF([.$E66] &lt;&gt; 0; [.$B66] * [.$C66] * [.$D66] / [.$E66]; 0)" office:value-type="float" office:value="4.26545454545455" calcext:value-type="float">
            <text:p>4,27</text:p>
          </table:table-cell>
          <table:table-cell table:formula="of:=[.E66] / [.C66]" office:value-type="float" office:value="1.61764705882353" calcext:value-type="float">
            <text:p>1,61764705882353</text:p>
          </table:table-cell>
          <table:table-cell/>
        </table:table-row>
        <table:table-row table:style-name="ro1">
          <table:table-cell/>
          <table:table-cell table:style-name="ce12" office:value-type="float" office:value="2.3" calcext:value-type="float">
            <text:p>2,3</text:p>
          </table:table-cell>
          <table:table-cell table:style-name="ce12" office:value-type="float" office:value="1.7" calcext:value-type="float">
            <text:p>1,7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,6</text:p>
          </table:table-cell>
          <table:table-cell/>
          <table:table-cell table:formula="of:= IF([.$E67] &lt;&gt; 0; [.$B67] * [.$C67] * [.$D67] / [.$E67]; 0)" office:value-type="float" office:value="4.51153846153846" calcext:value-type="float">
            <text:p>4,51</text:p>
          </table:table-cell>
          <table:table-cell table:formula="of:=[.E67] / [.C67]" office:value-type="float" office:value="1.52941176470588" calcext:value-type="float">
            <text:p>1,52941176470588</text:p>
          </table:table-cell>
          <table:table-cell/>
        </table:table-row>
        <table:table-row table:style-name="ro1">
          <table:table-cell/>
          <table:table-cell table:style-name="ce12" office:value-type="float" office:value="3.2" calcext:value-type="float">
            <text:p>3,2</text:p>
          </table:table-cell>
          <table:table-cell table:style-name="ce12"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 IF([.$E68] &lt;&gt; 0; [.$B68] * [.$C68] * [.$D68] / [.$E68]; 0)" office:value-type="float" office:value="4.8" calcext:value-type="float">
            <text:p>4,8</text:p>
          </table:table-cell>
          <table:table-cell table:formula="of:=[.E68] / [.C68]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,2</text:p>
          </table:table-cell>
          <table:table-cell/>
          <table:table-cell table:formula="of:= IF([.$E69] &lt;&gt; 0; [.$B69] * [.$C69] * [.$D69] / [.$E69]; 0)" office:value-type="float" office:value="5" calcext:value-type="float">
            <text:p>5</text:p>
          </table:table-cell>
          <table:table-cell table:formula="of:=[.E69] / [.C69]" office:value-type="float" office:value="2.6" calcext:value-type="float">
            <text:p>2,6</text:p>
          </table:table-cell>
          <table:table-cell table:formula="of:=SUM([.H64:.H69])" office:value-type="float" office:value="10.8161125319693" calcext:value-type="float">
            <text:p>10,8161125319693</text:p>
          </table:table-cell>
        </table:table-row>
        <table:table-row table:style-name="ro1">
          <table:table-cell table:number-columns-repeated="6"/>
          <table:table-cell table:formula="of:= IF([.$E70] &lt;&gt; 0; [.$B70] * [.$C70] * [.$D70] / [.$E70]; 0)" office:value-type="float" office:value="0" calcext:value-type="float">
            <text:p>0</text:p>
          </table:table-cell>
          <table:table-cell table:formula="of:=[.E70] / [.C70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1] &lt;&gt; 0; [.$B71] * [.$C71] * [.$D71] / [.$E71]; 0)" office:value-type="float" office:value="0" calcext:value-type="float">
            <text:p>0</text:p>
          </table:table-cell>
          <table:table-cell table:formula="of:=[.E71] / [.C71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2] &lt;&gt; 0; [.$B72] * [.$C72] * [.$D72] / [.$E72]; 0)" office:value-type="float" office:value="0" calcext:value-type="float">
            <text:p>0</text:p>
          </table:table-cell>
          <table:table-cell table:formula="of:=[.E72] / [.C72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3] &lt;&gt; 0; [.$B73] * [.$C73] * [.$D73] / [.$E73]; 0)" office:value-type="float" office:value="0" calcext:value-type="float">
            <text:p>0</text:p>
          </table:table-cell>
          <table:table-cell table:formula="of:=[.E73] / [.C73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4] &lt;&gt; 0; [.$B74] * [.$C74] * [.$D74] / [.$E74]; 0)" office:value-type="float" office:value="0" calcext:value-type="float">
            <text:p>0</text:p>
          </table:table-cell>
          <table:table-cell table:formula="of:=[.E74] / [.C74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5] &lt;&gt; 0; [.$B75] * [.$C75] * [.$D75] / [.$E75]; 0)" office:value-type="float" office:value="0" calcext:value-type="float">
            <text:p>0</text:p>
          </table:table-cell>
          <table:table-cell table:formula="of:=[.E75] / [.C75]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table:number-columns-repeated="6"/>
          <table:table-cell table:formula="of:= IF([.$E76] &lt;&gt; 0; [.$B76] * [.$C76] * [.$D76] / [.$E76]; 0)" office:value-type="float" office:value="0" calcext:value-type="float">
            <text:p>0</text:p>
          </table:table-cell>
          <table:table-cell table:formula="of:=[.E76] / [.C76]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104849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Target DPS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.5" calcext:value-type="float">
            <text:p>7,5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8.5" calcext:value-type="float">
            <text:p>8,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,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low Bonus</text:p>
          </table:table-cell>
          <table:table-cell table:number-columns-repeated="5" office:value-type="float" office:value="1.12" calcext:value-type="float">
            <text:p>1,12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2" calcext:value-type="float">
            <text:p>1,12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0.5" calcext:value-type="float">
            <text:p>0,5</text:p>
          </table:table-cell>
          <table:table-cell/>
          <table:table-cell table:style-name="ce1" table:formula="of:= [.C$1] * [.$A4] ^[.C$2]" office:value-type="float" office:value="1.84037530124975" calcext:value-type="float">
            <text:p>1,84</text:p>
          </table:table-cell>
          <table:table-cell table:style-name="ce1" table:formula="of:= [.D$1] * [.$A4] ^[.D$2]" office:value-type="float" office:value="3.22065677718706" calcext:value-type="float">
            <text:p>3,221</text:p>
          </table:table-cell>
          <table:table-cell table:style-name="ce1" table:formula="of:= [.E$1] * [.$A4] ^[.E$2]" office:value-type="float" office:value="3.45070368984328" calcext:value-type="float">
            <text:p>3,451</text:p>
          </table:table-cell>
          <table:table-cell table:style-name="ce1" table:formula="of:= [.F$1] * [.$A4] ^[.F$2]" office:value-type="float" office:value="3.6807506024995" calcext:value-type="float">
            <text:p>3,681</text:p>
          </table:table-cell>
          <table:table-cell table:style-name="ce1" table:formula="of:= [.G$1] * [.$A4] ^[.G$2]" office:value-type="float" office:value="3.91079751515572" calcext:value-type="float">
            <text:p>3,911</text:p>
          </table:table-cell>
          <table:table-cell table:style-name="ce1" table:formula="of:= [.H$1] * [.$A4] ^[.H$2]" office:value-type="float" office:value="4.05562708174874" calcext:value-type="float">
            <text:p>4,056</text:p>
          </table:table-cell>
          <table:table-cell table:style-name="ce1" table:formula="of:= [.I$1] * [.$A4] ^[.I$2]" office:value-type="float" office:value="4.50625231305415" calcext:value-type="float">
            <text:p>4,506</text:p>
          </table:table-cell>
          <table:table-cell table:style-name="ce1" table:formula="of:= [.J$1] * [.$A4] ^[.J$2]" office:value-type="float" office:value="4.69295701818686" calcext:value-type="float">
            <text:p>4,693</text:p>
          </table:table-cell>
          <table:table-cell table:style-name="ce1" table:formula="of:= [.K$1] * [.$A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55" calcext:value-type="float">
            <text:p>0,55</text:p>
          </table:table-cell>
          <table:table-cell/>
          <table:table-cell table:style-name="ce1" table:formula="of:= [.C$1] * [.$A5] ^[.C$2]" office:value-type="float" office:value="2.04769940248372" calcext:value-type="float">
            <text:p>2,048</text:p>
          </table:table-cell>
          <table:table-cell table:style-name="ce1" table:formula="of:= [.D$1] * [.$A5] ^[.D$2]" office:value-type="float" office:value="3.58347395434651" calcext:value-type="float">
            <text:p>3,583</text:p>
          </table:table-cell>
          <table:table-cell table:style-name="ce1" table:formula="of:= [.E$1] * [.$A5] ^[.E$2]" office:value-type="float" office:value="3.83943637965698" calcext:value-type="float">
            <text:p>3,839</text:p>
          </table:table-cell>
          <table:table-cell table:style-name="ce1" table:formula="of:= [.F$1] * [.$A5] ^[.F$2]" office:value-type="float" office:value="4.09539880496744" calcext:value-type="float">
            <text:p>4,095</text:p>
          </table:table-cell>
          <table:table-cell table:style-name="ce1" table:formula="of:= [.G$1] * [.$A5] ^[.G$2]" office:value-type="float" office:value="4.35136123027791" calcext:value-type="float">
            <text:p>4,351</text:p>
          </table:table-cell>
          <table:table-cell table:style-name="ce1" table:formula="of:= [.H$1] * [.$A5] ^[.H$2]" office:value-type="float" office:value="4.52542740333569" calcext:value-type="float">
            <text:p>4,525</text:p>
          </table:table-cell>
          <table:table-cell table:style-name="ce1" table:formula="of:= [.I$1] * [.$A5] ^[.I$2]" office:value-type="float" office:value="5.02825267037299" calcext:value-type="float">
            <text:p>5,028</text:p>
          </table:table-cell>
          <table:table-cell table:style-name="ce1" table:formula="of:= [.J$1] * [.$A5] ^[.J$2]" office:value-type="float" office:value="5.22163347633349" calcext:value-type="float">
            <text:p>5,222</text:p>
          </table:table-cell>
          <table:table-cell table:style-name="ce1" table:formula="of:= [.K$1] * [.$A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" calcext:value-type="float">
            <text:p>0,6</text:p>
          </table:table-cell>
          <table:table-cell/>
          <table:table-cell table:style-name="ce1" table:formula="of:= [.C$1] * [.$A6] ^[.C$2]" office:value-type="float" office:value="2.25730057266486" calcext:value-type="float">
            <text:p>2,257</text:p>
          </table:table-cell>
          <table:table-cell table:style-name="ce1" table:formula="of:= [.D$1] * [.$A6] ^[.D$2]" office:value-type="float" office:value="3.95027600216351" calcext:value-type="float">
            <text:p>3,95</text:p>
          </table:table-cell>
          <table:table-cell table:style-name="ce1" table:formula="of:= [.E$1] * [.$A6] ^[.E$2]" office:value-type="float" office:value="4.23243857374662" calcext:value-type="float">
            <text:p>4,232</text:p>
          </table:table-cell>
          <table:table-cell table:style-name="ce1" table:formula="of:= [.F$1] * [.$A6] ^[.F$2]" office:value-type="float" office:value="4.51460114532972" calcext:value-type="float">
            <text:p>4,515</text:p>
          </table:table-cell>
          <table:table-cell table:style-name="ce1" table:formula="of:= [.G$1] * [.$A6] ^[.G$2]" office:value-type="float" office:value="4.79676371691283" calcext:value-type="float">
            <text:p>4,797</text:p>
          </table:table-cell>
          <table:table-cell table:style-name="ce1" table:formula="of:= [.H$1] * [.$A6] ^[.H$2]" office:value-type="float" office:value="5.00168627214361" calcext:value-type="float">
            <text:p>5,002</text:p>
          </table:table-cell>
          <table:table-cell table:style-name="ce1" table:formula="of:= [.I$1] * [.$A6] ^[.I$2]" office:value-type="float" office:value="5.55742919127067" calcext:value-type="float">
            <text:p>5,557</text:p>
          </table:table-cell>
          <table:table-cell table:style-name="ce1" table:formula="of:= [.J$1] * [.$A6] ^[.J$2]" office:value-type="float" office:value="5.7561164602954" calcext:value-type="float">
            <text:p>5,756</text:p>
          </table:table-cell>
          <table:table-cell table:style-name="ce1" table:formula="of:= [.K$1] * [.$A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65" calcext:value-type="float">
            <text:p>0,65</text:p>
          </table:table-cell>
          <table:table-cell/>
          <table:table-cell table:style-name="ce1" table:formula="of:= [.C$1] * [.$A7] ^[.C$2]" office:value-type="float" office:value="2.46901057902918" calcext:value-type="float">
            <text:p>2,469</text:p>
          </table:table-cell>
          <table:table-cell table:style-name="ce1" table:formula="of:= [.D$1] * [.$A7] ^[.D$2]" office:value-type="float" office:value="4.32076851330107" calcext:value-type="float">
            <text:p>4,321</text:p>
          </table:table-cell>
          <table:table-cell table:style-name="ce1" table:formula="of:= [.E$1] * [.$A7] ^[.E$2]" office:value-type="float" office:value="4.62939483567971" calcext:value-type="float">
            <text:p>4,629</text:p>
          </table:table-cell>
          <table:table-cell table:style-name="ce1" table:formula="of:= [.F$1] * [.$A7] ^[.F$2]" office:value-type="float" office:value="4.93802115805836" calcext:value-type="float">
            <text:p>4,938</text:p>
          </table:table-cell>
          <table:table-cell table:style-name="ce1" table:formula="of:= [.G$1] * [.$A7] ^[.G$2]" office:value-type="float" office:value="5.24664748043701" calcext:value-type="float">
            <text:p>5,247</text:p>
          </table:table-cell>
          <table:table-cell table:style-name="ce1" table:formula="of:= [.H$1] * [.$A7] ^[.H$2]" office:value-type="float" office:value="5.48394221062447" calcext:value-type="float">
            <text:p>5,484</text:p>
          </table:table-cell>
          <table:table-cell table:style-name="ce1" table:formula="of:= [.I$1] * [.$A7] ^[.I$2]" office:value-type="float" office:value="6.09326912291608" calcext:value-type="float">
            <text:p>6,093</text:p>
          </table:table-cell>
          <table:table-cell table:style-name="ce1" table:formula="of:= [.J$1] * [.$A7] ^[.J$2]" office:value-type="float" office:value="6.29597697652441" calcext:value-type="float">
            <text:p>6,296</text:p>
          </table:table-cell>
          <table:table-cell table:style-name="ce1" table:formula="of:= [.K$1] * [.$A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" calcext:value-type="float">
            <text:p>0,7</text:p>
          </table:table-cell>
          <table:table-cell/>
          <table:table-cell table:style-name="ce1" table:formula="of:= [.C$1] * [.$A8] ^[.C$2]" office:value-type="float" office:value="2.68268571157307" calcext:value-type="float">
            <text:p>2,683</text:p>
          </table:table-cell>
          <table:table-cell table:style-name="ce1" table:formula="of:= [.D$1] * [.$A8] ^[.D$2]" office:value-type="float" office:value="4.69469999525288" calcext:value-type="float">
            <text:p>4,695</text:p>
          </table:table-cell>
          <table:table-cell table:style-name="ce1" table:formula="of:= [.E$1] * [.$A8] ^[.E$2]" office:value-type="float" office:value="5.03003570919951" calcext:value-type="float">
            <text:p>5,03</text:p>
          </table:table-cell>
          <table:table-cell table:style-name="ce1" table:formula="of:= [.F$1] * [.$A8] ^[.F$2]" office:value-type="float" office:value="5.36537142314615" calcext:value-type="float">
            <text:p>5,365</text:p>
          </table:table-cell>
          <table:table-cell table:style-name="ce1" table:formula="of:= [.G$1] * [.$A8] ^[.G$2]" office:value-type="float" office:value="5.70070713709278" calcext:value-type="float">
            <text:p>5,701</text:p>
          </table:table-cell>
          <table:table-cell table:style-name="ce1" table:formula="of:= [.H$1] * [.$A8] ^[.H$2]" office:value-type="float" office:value="5.97180001378734" calcext:value-type="float">
            <text:p>5,972</text:p>
          </table:table-cell>
          <table:table-cell table:style-name="ce1" table:formula="of:= [.I$1] * [.$A8] ^[.I$2]" office:value-type="float" office:value="6.6353333486526" calcext:value-type="float">
            <text:p>6,635</text:p>
          </table:table-cell>
          <table:table-cell table:style-name="ce1" table:formula="of:= [.J$1] * [.$A8] ^[.J$2]" office:value-type="float" office:value="6.84084856451134" calcext:value-type="float">
            <text:p>6,841</text:p>
          </table:table-cell>
          <table:table-cell table:style-name="ce1" table:formula="of:= [.K$1] * [.$A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75" calcext:value-type="float">
            <text:p>0,75</text:p>
          </table:table-cell>
          <table:table-cell/>
          <table:table-cell table:style-name="ce1" table:formula="of:= [.C$1] * [.$A9] ^[.C$2]" office:value-type="float" office:value="2.89820169644508" calcext:value-type="float">
            <text:p>2,898</text:p>
          </table:table-cell>
          <table:table-cell table:style-name="ce1" table:formula="of:= [.D$1] * [.$A9] ^[.D$2]" office:value-type="float" office:value="5.0718529687789" calcext:value-type="float">
            <text:p>5,072</text:p>
          </table:table-cell>
          <table:table-cell table:style-name="ce1" table:formula="of:= [.E$1] * [.$A9] ^[.E$2]" office:value-type="float" office:value="5.43412818083453" calcext:value-type="float">
            <text:p>5,434</text:p>
          </table:table-cell>
          <table:table-cell table:style-name="ce1" table:formula="of:= [.F$1] * [.$A9] ^[.F$2]" office:value-type="float" office:value="5.79640339289017" calcext:value-type="float">
            <text:p>5,796</text:p>
          </table:table-cell>
          <table:table-cell table:style-name="ce1" table:formula="of:= [.G$1] * [.$A9] ^[.G$2]" office:value-type="float" office:value="6.1586786049458" calcext:value-type="float">
            <text:p>6,159</text:p>
          </table:table-cell>
          <table:table-cell table:style-name="ce1" table:formula="of:= [.H$1] * [.$A9] ^[.H$2]" office:value-type="float" office:value="6.4649171308219" calcext:value-type="float">
            <text:p>6,465</text:p>
          </table:table-cell>
          <table:table-cell table:style-name="ce1" table:formula="of:= [.I$1] * [.$A9] ^[.I$2]" office:value-type="float" office:value="7.18324125646877" calcext:value-type="float">
            <text:p>7,183</text:p>
          </table:table-cell>
          <table:table-cell table:style-name="ce1" table:formula="of:= [.J$1] * [.$A9] ^[.J$2]" office:value-type="float" office:value="7.39041432593496" calcext:value-type="float">
            <text:p>7,39</text:p>
          </table:table-cell>
          <table:table-cell table:style-name="ce1" table:formula="of:= [.K$1] * [.$A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" calcext:value-type="float">
            <text:p>0,8</text:p>
          </table:table-cell>
          <table:table-cell/>
          <table:table-cell table:style-name="ce1" table:formula="of:= [.C$1] * [.$A10] ^[.C$2]" office:value-type="float" office:value="3.11544993632935" calcext:value-type="float">
            <text:p>3,115</text:p>
          </table:table-cell>
          <table:table-cell table:style-name="ce1" table:formula="of:= [.D$1] * [.$A10] ^[.D$2]" office:value-type="float" office:value="5.45203738857636" calcext:value-type="float">
            <text:p>5,452</text:p>
          </table:table-cell>
          <table:table-cell table:style-name="ce1" table:formula="of:= [.E$1] * [.$A10] ^[.E$2]" office:value-type="float" office:value="5.84146863061753" calcext:value-type="float">
            <text:p>5,841</text:p>
          </table:table-cell>
          <table:table-cell table:style-name="ce1" table:formula="of:= [.F$1] * [.$A10] ^[.F$2]" office:value-type="float" office:value="6.2308998726587" calcext:value-type="float">
            <text:p>6,231</text:p>
          </table:table-cell>
          <table:table-cell table:style-name="ce1" table:formula="of:= [.G$1] * [.$A10] ^[.G$2]" office:value-type="float" office:value="6.62033111469987" calcext:value-type="float">
            <text:p>6,62</text:p>
          </table:table-cell>
          <table:table-cell table:style-name="ce1" table:formula="of:= [.H$1] * [.$A10] ^[.H$2]" office:value-type="float" office:value="6.96299357569176" calcext:value-type="float">
            <text:p>6,963</text:p>
          </table:table-cell>
          <table:table-cell table:style-name="ce1" table:formula="of:= [.I$1] * [.$A10] ^[.I$2]" office:value-type="float" office:value="7.7366595285464" calcext:value-type="float">
            <text:p>7,737</text:p>
          </table:table-cell>
          <table:table-cell table:style-name="ce1" table:formula="of:= [.J$1] * [.$A10] ^[.J$2]" office:value-type="float" office:value="7.94439733763984" calcext:value-type="float">
            <text:p>7,944</text:p>
          </table:table-cell>
          <table:table-cell table:style-name="ce1" table:formula="of:= [.K$1] * [.$A1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85" calcext:value-type="float">
            <text:p>0,85</text:p>
          </table:table-cell>
          <table:table-cell/>
          <table:table-cell table:style-name="ce1" table:formula="of:= [.C$1] * [.$A11] ^[.C$2]" office:value-type="float" office:value="3.33433466955918" calcext:value-type="float">
            <text:p>3,334</text:p>
          </table:table-cell>
          <table:table-cell table:style-name="ce1" table:formula="of:= [.D$1] * [.$A11] ^[.D$2]" office:value-type="float" office:value="5.83508567172856" calcext:value-type="float">
            <text:p>5,835</text:p>
          </table:table-cell>
          <table:table-cell table:style-name="ce1" table:formula="of:= [.E$1] * [.$A11] ^[.E$2]" office:value-type="float" office:value="6.25187750542346" calcext:value-type="float">
            <text:p>6,252</text:p>
          </table:table-cell>
          <table:table-cell table:style-name="ce1" table:formula="of:= [.F$1] * [.$A11] ^[.F$2]" office:value-type="float" office:value="6.66866933911836" calcext:value-type="float">
            <text:p>6,669</text:p>
          </table:table-cell>
          <table:table-cell table:style-name="ce1" table:formula="of:= [.G$1] * [.$A11] ^[.G$2]" office:value-type="float" office:value="7.08546117281325" calcext:value-type="float">
            <text:p>7,085</text:p>
          </table:table-cell>
          <table:table-cell table:style-name="ce1" table:formula="of:= [.H$1] * [.$A11] ^[.H$2]" office:value-type="float" office:value="7.46576428658207" calcext:value-type="float">
            <text:p>7,466</text:p>
          </table:table-cell>
          <table:table-cell table:style-name="ce1" table:formula="of:= [.I$1] * [.$A11] ^[.I$2]" office:value-type="float" office:value="8.29529365175785" calcext:value-type="float">
            <text:p>8,295</text:p>
          </table:table-cell>
          <table:table-cell table:style-name="ce1" table:formula="of:= [.J$1] * [.$A11] ^[.J$2]" office:value-type="float" office:value="8.5025534073759" calcext:value-type="float">
            <text:p>8,503</text:p>
          </table:table-cell>
          <table:table-cell table:style-name="ce1" table:formula="of:= [.K$1] * [.$A1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" calcext:value-type="float">
            <text:p>0,9</text:p>
          </table:table-cell>
          <table:table-cell/>
          <table:table-cell table:style-name="ce1" table:formula="of:= [.C$1] * [.$A12] ^[.C$2]" office:value-type="float" office:value="3.55477078215578" calcext:value-type="float">
            <text:p>3,555</text:p>
          </table:table-cell>
          <table:table-cell table:style-name="ce1" table:formula="of:= [.D$1] * [.$A12] ^[.D$2]" office:value-type="float" office:value="6.22084886877262" calcext:value-type="float">
            <text:p>6,221</text:p>
          </table:table-cell>
          <table:table-cell table:style-name="ce1" table:formula="of:= [.E$1] * [.$A12] ^[.E$2]" office:value-type="float" office:value="6.6651952165421" calcext:value-type="float">
            <text:p>6,665</text:p>
          </table:table-cell>
          <table:table-cell table:style-name="ce1" table:formula="of:= [.F$1] * [.$A12] ^[.F$2]" office:value-type="float" office:value="7.10954156431157" calcext:value-type="float">
            <text:p>7,11</text:p>
          </table:table-cell>
          <table:table-cell table:style-name="ce1" table:formula="of:= [.G$1] * [.$A12] ^[.G$2]" office:value-type="float" office:value="7.55388791208104" calcext:value-type="float">
            <text:p>7,554</text:p>
          </table:table-cell>
          <table:table-cell table:style-name="ce1" table:formula="of:= [.H$1] * [.$A12] ^[.H$2]" office:value-type="float" office:value="7.97299322940591" calcext:value-type="float">
            <text:p>7,973</text:p>
          </table:table-cell>
          <table:table-cell table:style-name="ce1" table:formula="of:= [.I$1] * [.$A12] ^[.I$2]" office:value-type="float" office:value="8.85888136600656" calcext:value-type="float">
            <text:p>8,859</text:p>
          </table:table-cell>
          <table:table-cell table:style-name="ce1" table:formula="of:= [.J$1] * [.$A12] ^[.J$2]" office:value-type="float" office:value="9.06466549449725" calcext:value-type="float">
            <text:p>9,065</text:p>
          </table:table-cell>
          <table:table-cell table:style-name="ce1" table:formula="of:= [.K$1] * [.$A1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0.95" calcext:value-type="float">
            <text:p>0,95</text:p>
          </table:table-cell>
          <table:table-cell/>
          <table:table-cell table:style-name="ce1" table:formula="of:= [.C$1] * [.$A13] ^[.C$2]" office:value-type="float" office:value="3.77668209451003" calcext:value-type="float">
            <text:p>3,777</text:p>
          </table:table-cell>
          <table:table-cell table:style-name="ce1" table:formula="of:= [.D$1] * [.$A13] ^[.D$2]" office:value-type="float" office:value="6.60919366539255" calcext:value-type="float">
            <text:p>6,609</text:p>
          </table:table-cell>
          <table:table-cell table:style-name="ce1" table:formula="of:= [.E$1] * [.$A13] ^[.E$2]" office:value-type="float" office:value="7.0812789272063" calcext:value-type="float">
            <text:p>7,081</text:p>
          </table:table-cell>
          <table:table-cell table:style-name="ce1" table:formula="of:= [.F$1] * [.$A13] ^[.F$2]" office:value-type="float" office:value="7.55336418902005" calcext:value-type="float">
            <text:p>7,553</text:p>
          </table:table-cell>
          <table:table-cell table:style-name="ce1" table:formula="of:= [.G$1] * [.$A13] ^[.G$2]" office:value-type="float" office:value="8.02544945083381" calcext:value-type="float">
            <text:p>8,025</text:p>
          </table:table-cell>
          <table:table-cell table:style-name="ce1" table:formula="of:= [.H$1] * [.$A13] ^[.H$2]" office:value-type="float" office:value="8.48446877166563" calcext:value-type="float">
            <text:p>8,484</text:p>
          </table:table-cell>
          <table:table-cell table:style-name="ce1" table:formula="of:= [.I$1] * [.$A13] ^[.I$2]" office:value-type="float" office:value="9.42718752407292" calcext:value-type="float">
            <text:p>9,427</text:p>
          </table:table-cell>
          <table:table-cell table:style-name="ce1" table:formula="of:= [.J$1] * [.$A13] ^[.J$2]" office:value-type="float" office:value="9.63053934100057" calcext:value-type="float">
            <text:p>9,631</text:p>
          </table:table-cell>
          <table:table-cell table:style-name="ce1" table:formula="of:= [.K$1] * [.$A1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" table:formula="of:= [.C$1] * [.$A14] ^[.C$2]" office:value-type="float" office:value="4" calcext:value-type="float">
            <text:p>4</text:p>
          </table:table-cell>
          <table:table-cell table:style-name="ce1" table:formula="of:= [.D$1] * [.$A14] ^[.D$2]" office:value-type="float" office:value="7" calcext:value-type="float">
            <text:p>7</text:p>
          </table:table-cell>
          <table:table-cell table:style-name="ce1" table:formula="of:= [.E$1] * [.$A14] ^[.E$2]" office:value-type="float" office:value="7.5" calcext:value-type="float">
            <text:p>7,5</text:p>
          </table:table-cell>
          <table:table-cell table:style-name="ce1" table:formula="of:= [.F$1] * [.$A14] ^[.F$2]" office:value-type="float" office:value="8" calcext:value-type="float">
            <text:p>8</text:p>
          </table:table-cell>
          <table:table-cell table:style-name="ce1" table:formula="of:= [.G$1] * [.$A14] ^[.G$2]" office:value-type="float" office:value="8.5" calcext:value-type="float">
            <text:p>8,5</text:p>
          </table:table-cell>
          <table:table-cell table:style-name="ce1" table:formula="of:= [.H$1] * [.$A14] ^[.H$2]" office:value-type="float" office:value="9" calcext:value-type="float">
            <text:p>9</text:p>
          </table:table-cell>
          <table:table-cell table:style-name="ce1" table:formula="of:= [.I$1] * [.$A14] ^[.I$2]" office:value-type="float" office:value="10" calcext:value-type="float">
            <text:p>10</text:p>
          </table:table-cell>
          <table:table-cell table:style-name="ce1" table:formula="of:= [.J$1] * [.$A14] ^[.J$2]" office:value-type="float" office:value="10.2" calcext:value-type="float">
            <text:p>10,2</text:p>
          </table:table-cell>
          <table:table-cell table:style-name="ce1" table:formula="of:= [.K$1] * [.$A1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05" calcext:value-type="float">
            <text:p>1,05</text:p>
          </table:table-cell>
          <table:table-cell/>
          <table:table-cell table:style-name="ce1" table:formula="of:= [.C$1] * [.$A15] ^[.C$2]" office:value-type="float" office:value="4.22466236915389" calcext:value-type="float">
            <text:p>4,225</text:p>
          </table:table-cell>
          <table:table-cell table:style-name="ce1" table:formula="of:= [.D$1] * [.$A15] ^[.D$2]" office:value-type="float" office:value="7.3931591460193" calcext:value-type="float">
            <text:p>7,393</text:p>
          </table:table-cell>
          <table:table-cell table:style-name="ce1" table:formula="of:= [.E$1] * [.$A15] ^[.E$2]" office:value-type="float" office:value="7.92124194216354" calcext:value-type="float">
            <text:p>7,921</text:p>
          </table:table-cell>
          <table:table-cell table:style-name="ce1" table:formula="of:= [.F$1] * [.$A15] ^[.F$2]" office:value-type="float" office:value="8.44932473830778" calcext:value-type="float">
            <text:p>8,449</text:p>
          </table:table-cell>
          <table:table-cell table:style-name="ce1" table:formula="of:= [.G$1] * [.$A15] ^[.G$2]" office:value-type="float" office:value="8.97740753445201" calcext:value-type="float">
            <text:p>8,977</text:p>
          </table:table-cell>
          <table:table-cell table:style-name="ce1" table:formula="of:= [.H$1] * [.$A15] ^[.H$2]" office:value-type="float" office:value="9.51941375101216" calcext:value-type="float">
            <text:p>9,519</text:p>
          </table:table-cell>
          <table:table-cell table:style-name="ce1" table:formula="of:= [.I$1] * [.$A15] ^[.I$2]" office:value-type="float" office:value="10.5771263900135" calcext:value-type="float">
            <text:p>10,577</text:p>
          </table:table-cell>
          <table:table-cell table:style-name="ce1" table:formula="of:= [.J$1] * [.$A15] ^[.J$2]" office:value-type="float" office:value="10.7728890413424" calcext:value-type="float">
            <text:p>10,773</text:p>
          </table:table-cell>
          <table:table-cell table:style-name="ce1" table:formula="of:= [.K$1] * [.$A1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" calcext:value-type="float">
            <text:p>1,1</text:p>
          </table:table-cell>
          <table:table-cell/>
          <table:table-cell table:style-name="ce1" table:formula="of:= [.C$1] * [.$A16] ^[.C$2]" office:value-type="float" office:value="4.45061265730568" calcext:value-type="float">
            <text:p>4,451</text:p>
          </table:table-cell>
          <table:table-cell table:style-name="ce1" table:formula="of:= [.D$1] * [.$A16] ^[.D$2]" office:value-type="float" office:value="7.78857215028494" calcext:value-type="float">
            <text:p>7,789</text:p>
          </table:table-cell>
          <table:table-cell table:style-name="ce1" table:formula="of:= [.E$1] * [.$A16] ^[.E$2]" office:value-type="float" office:value="8.34489873244815" calcext:value-type="float">
            <text:p>8,345</text:p>
          </table:table-cell>
          <table:table-cell table:style-name="ce1" table:formula="of:= [.F$1] * [.$A16] ^[.F$2]" office:value-type="float" office:value="8.90122531461136" calcext:value-type="float">
            <text:p>8,901</text:p>
          </table:table-cell>
          <table:table-cell table:style-name="ce1" table:formula="of:= [.G$1] * [.$A16] ^[.G$2]" office:value-type="float" office:value="9.45755189677457" calcext:value-type="float">
            <text:p>9,458</text:p>
          </table:table-cell>
          <table:table-cell table:style-name="ce1" table:formula="of:= [.H$1] * [.$A16] ^[.H$2]" office:value-type="float" office:value="10.0425521896011" calcext:value-type="float">
            <text:p>10,043</text:p>
          </table:table-cell>
          <table:table-cell table:style-name="ce1" table:formula="of:= [.I$1] * [.$A16] ^[.I$2]" office:value-type="float" office:value="11.158391321779" calcext:value-type="float">
            <text:p>11,158</text:p>
          </table:table-cell>
          <table:table-cell table:style-name="ce1" table:formula="of:= [.J$1] * [.$A16] ^[.J$2]" office:value-type="float" office:value="11.3490622761295" calcext:value-type="float">
            <text:p>11,349</text:p>
          </table:table-cell>
          <table:table-cell table:style-name="ce1" table:formula="of:= [.K$1] * [.$A1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15" calcext:value-type="float">
            <text:p>1,15</text:p>
          </table:table-cell>
          <table:table-cell/>
          <table:table-cell table:style-name="ce1" table:formula="of:= [.C$1] * [.$A17] ^[.C$2]" office:value-type="float" office:value="4.67779917037078" calcext:value-type="float">
            <text:p>4,678</text:p>
          </table:table-cell>
          <table:table-cell table:style-name="ce1" table:formula="of:= [.D$1] * [.$A17] ^[.D$2]" office:value-type="float" office:value="8.18614854814887" calcext:value-type="float">
            <text:p>8,186</text:p>
          </table:table-cell>
          <table:table-cell table:style-name="ce1" table:formula="of:= [.E$1] * [.$A17] ^[.E$2]" office:value-type="float" office:value="8.77087344444522" calcext:value-type="float">
            <text:p>8,771</text:p>
          </table:table-cell>
          <table:table-cell table:style-name="ce1" table:formula="of:= [.F$1] * [.$A17] ^[.F$2]" office:value-type="float" office:value="9.35559834074156" calcext:value-type="float">
            <text:p>9,356</text:p>
          </table:table-cell>
          <table:table-cell table:style-name="ce1" table:formula="of:= [.G$1] * [.$A17] ^[.G$2]" office:value-type="float" office:value="9.94032323703791" calcext:value-type="float">
            <text:p>9,94</text:p>
          </table:table-cell>
          <table:table-cell table:style-name="ce1" table:formula="of:= [.H$1] * [.$A17] ^[.H$2]" office:value-type="float" office:value="10.5692708133839" calcext:value-type="float">
            <text:p>10,569</text:p>
          </table:table-cell>
          <table:table-cell table:style-name="ce1" table:formula="of:= [.I$1] * [.$A17] ^[.I$2]" office:value-type="float" office:value="11.7436342370933" calcext:value-type="float">
            <text:p>11,744</text:p>
          </table:table-cell>
          <table:table-cell table:style-name="ce1" table:formula="of:= [.J$1] * [.$A17] ^[.J$2]" office:value-type="float" office:value="11.9283878844455" calcext:value-type="float">
            <text:p>11,928</text:p>
          </table:table-cell>
          <table:table-cell table:style-name="ce1" table:formula="of:= [.K$1] * [.$A1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" calcext:value-type="float">
            <text:p>1,2</text:p>
          </table:table-cell>
          <table:table-cell/>
          <table:table-cell table:style-name="ce1" table:formula="of:= [.C$1] * [.$A18] ^[.C$2]" office:value-type="float" office:value="4.90617445502988" calcext:value-type="float">
            <text:p>4,906</text:p>
          </table:table-cell>
          <table:table-cell table:style-name="ce1" table:formula="of:= [.D$1] * [.$A18] ^[.D$2]" office:value-type="float" office:value="8.58580529630229" calcext:value-type="float">
            <text:p>8,586</text:p>
          </table:table-cell>
          <table:table-cell table:style-name="ce1" table:formula="of:= [.E$1] * [.$A18] ^[.E$2]" office:value-type="float" office:value="9.19907710318103" calcext:value-type="float">
            <text:p>9,199</text:p>
          </table:table-cell>
          <table:table-cell table:style-name="ce1" table:formula="of:= [.F$1] * [.$A18] ^[.F$2]" office:value-type="float" office:value="9.81234891005976" calcext:value-type="float">
            <text:p>9,812</text:p>
          </table:table-cell>
          <table:table-cell table:style-name="ce1" table:formula="of:= [.G$1] * [.$A18] ^[.G$2]" office:value-type="float" office:value="10.4256207169385" calcext:value-type="float">
            <text:p>10,426</text:p>
          </table:table-cell>
          <table:table-cell table:style-name="ce1" table:formula="of:= [.H$1] * [.$A18] ^[.H$2]" office:value-type="float" office:value="11.0994367928627" calcext:value-type="float">
            <text:p>11,099</text:p>
          </table:table-cell>
          <table:table-cell table:style-name="ce1" table:formula="of:= [.I$1] * [.$A18] ^[.I$2]" office:value-type="float" office:value="12.3327075476253" calcext:value-type="float">
            <text:p>12,333</text:p>
          </table:table-cell>
          <table:table-cell table:style-name="ce1" table:formula="of:= [.J$1] * [.$A18] ^[.J$2]" office:value-type="float" office:value="12.5107448603262" calcext:value-type="float">
            <text:p>12,511</text:p>
          </table:table-cell>
          <table:table-cell table:style-name="ce1" table:formula="of:= [.K$1] * [.$A1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25" calcext:value-type="float">
            <text:p>1,25</text:p>
          </table:table-cell>
          <table:table-cell/>
          <table:table-cell table:style-name="ce1" table:formula="of:= [.C$1] * [.$A19] ^[.C$2]" office:value-type="float" office:value="5.13569478790962" calcext:value-type="float">
            <text:p>5,136</text:p>
          </table:table-cell>
          <table:table-cell table:style-name="ce1" table:formula="of:= [.D$1] * [.$A19] ^[.D$2]" office:value-type="float" office:value="8.98746587884184" calcext:value-type="float">
            <text:p>8,987</text:p>
          </table:table-cell>
          <table:table-cell table:style-name="ce1" table:formula="of:= [.E$1] * [.$A19] ^[.E$2]" office:value-type="float" office:value="9.62942772733054" calcext:value-type="float">
            <text:p>9,629</text:p>
          </table:table-cell>
          <table:table-cell table:style-name="ce1" table:formula="of:= [.F$1] * [.$A19] ^[.F$2]" office:value-type="float" office:value="10.2713895758192" calcext:value-type="float">
            <text:p>10,271</text:p>
          </table:table-cell>
          <table:table-cell table:style-name="ce1" table:formula="of:= [.G$1] * [.$A19] ^[.G$2]" office:value-type="float" office:value="10.9133514243079" calcext:value-type="float">
            <text:p>10,913</text:p>
          </table:table-cell>
          <table:table-cell table:style-name="ce1" table:formula="of:= [.H$1] * [.$A19] ^[.H$2]" office:value-type="float" office:value="11.6329275791344" calcext:value-type="float">
            <text:p>11,633</text:p>
          </table:table-cell>
          <table:table-cell table:style-name="ce1" table:formula="of:= [.I$1] * [.$A19] ^[.I$2]" office:value-type="float" office:value="12.9254750879271" calcext:value-type="float">
            <text:p>12,925</text:p>
          </table:table-cell>
          <table:table-cell table:style-name="ce1" table:formula="of:= [.J$1] * [.$A19] ^[.J$2]" office:value-type="float" office:value="13.0960217091695" calcext:value-type="float">
            <text:p>13,096</text:p>
          </table:table-cell>
          <table:table-cell table:style-name="ce1" table:formula="of:= [.K$1] * [.$A1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" calcext:value-type="float">
            <text:p>1,3</text:p>
          </table:table-cell>
          <table:table-cell/>
          <table:table-cell table:style-name="ce1" table:formula="of:= [.C$1] * [.$A20] ^[.C$2]" office:value-type="float" office:value="5.36631974435332" calcext:value-type="float">
            <text:p>5,366</text:p>
          </table:table-cell>
          <table:table-cell table:style-name="ce1" table:formula="of:= [.D$1] * [.$A20] ^[.D$2]" office:value-type="float" office:value="9.39105955261831" calcext:value-type="float">
            <text:p>9,391</text:p>
          </table:table-cell>
          <table:table-cell table:style-name="ce1" table:formula="of:= [.E$1] * [.$A20] ^[.E$2]" office:value-type="float" office:value="10.0618495206625" calcext:value-type="float">
            <text:p>10,062</text:p>
          </table:table-cell>
          <table:table-cell table:style-name="ce1" table:formula="of:= [.F$1] * [.$A20] ^[.F$2]" office:value-type="float" office:value="10.7326394887066" calcext:value-type="float">
            <text:p>10,733</text:p>
          </table:table-cell>
          <table:table-cell table:style-name="ce1" table:formula="of:= [.G$1] * [.$A20] ^[.G$2]" office:value-type="float" office:value="11.4034294567508" calcext:value-type="float">
            <text:p>11,403</text:p>
          </table:table-cell>
          <table:table-cell table:style-name="ce1" table:formula="of:= [.H$1] * [.$A20] ^[.H$2]" office:value-type="float" office:value="12.1696297269863" calcext:value-type="float">
            <text:p>12,17</text:p>
          </table:table-cell>
          <table:table-cell table:style-name="ce1" table:formula="of:= [.I$1] * [.$A20] ^[.I$2]" office:value-type="float" office:value="13.5218108077626" calcext:value-type="float">
            <text:p>13,522</text:p>
          </table:table-cell>
          <table:table-cell table:style-name="ce1" table:formula="of:= [.J$1] * [.$A20] ^[.J$2]" office:value-type="float" office:value="13.684115348101" calcext:value-type="float">
            <text:p>13,684</text:p>
          </table:table-cell>
          <table:table-cell table:style-name="ce1" table:formula="of:= [.K$1] * [.$A2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35" calcext:value-type="float">
            <text:p>1,35</text:p>
          </table:table-cell>
          <table:table-cell/>
          <table:table-cell table:style-name="ce1" table:formula="of:= [.C$1] * [.$A21] ^[.C$2]" office:value-type="float" office:value="5.598011831783" calcext:value-type="float">
            <text:p>5,598</text:p>
          </table:table-cell>
          <table:table-cell table:style-name="ce1" table:formula="of:= [.D$1] * [.$A21] ^[.D$2]" office:value-type="float" office:value="9.79652070562026" calcext:value-type="float">
            <text:p>9,797</text:p>
          </table:table-cell>
          <table:table-cell table:style-name="ce1" table:formula="of:= [.E$1] * [.$A21] ^[.E$2]" office:value-type="float" office:value="10.4962721845931" calcext:value-type="float">
            <text:p>10,496</text:p>
          </table:table-cell>
          <table:table-cell table:style-name="ce1" table:formula="of:= [.F$1] * [.$A21] ^[.F$2]" office:value-type="float" office:value="11.196023663566" calcext:value-type="float">
            <text:p>11,196</text:p>
          </table:table-cell>
          <table:table-cell table:style-name="ce1" table:formula="of:= [.G$1] * [.$A21] ^[.G$2]" office:value-type="float" office:value="11.8957751425389" calcext:value-type="float">
            <text:p>11,896</text:p>
          </table:table-cell>
          <table:table-cell table:style-name="ce1" table:formula="of:= [.H$1] * [.$A21] ^[.H$2]" office:value-type="float" office:value="12.7094378930145" calcext:value-type="float">
            <text:p>12,709</text:p>
          </table:table-cell>
          <table:table-cell table:style-name="ce1" table:formula="of:= [.I$1] * [.$A21] ^[.I$2]" office:value-type="float" office:value="14.121597658905" calcext:value-type="float">
            <text:p>14,122</text:p>
          </table:table-cell>
          <table:table-cell table:style-name="ce1" table:formula="of:= [.J$1] * [.$A21] ^[.J$2]" office:value-type="float" office:value="14.2749301710467" calcext:value-type="float">
            <text:p>14,275</text:p>
          </table:table-cell>
          <table:table-cell table:style-name="ce1" table:formula="of:= [.K$1] * [.$A2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" calcext:value-type="float">
            <text:p>1,4</text:p>
          </table:table-cell>
          <table:table-cell/>
          <table:table-cell table:style-name="ce1" table:formula="of:= [.C$1] * [.$A22] ^[.C$2]" office:value-type="float" office:value="5.83073617593397" calcext:value-type="float">
            <text:p>5,831</text:p>
          </table:table-cell>
          <table:table-cell table:style-name="ce1" table:formula="of:= [.D$1] * [.$A22] ^[.D$2]" office:value-type="float" office:value="10.2037883078844" calcext:value-type="float">
            <text:p>10,204</text:p>
          </table:table-cell>
          <table:table-cell table:style-name="ce1" table:formula="of:= [.E$1] * [.$A22] ^[.E$2]" office:value-type="float" office:value="10.9326303298762" calcext:value-type="float">
            <text:p>10,933</text:p>
          </table:table-cell>
          <table:table-cell table:style-name="ce1" table:formula="of:= [.F$1] * [.$A22] ^[.F$2]" office:value-type="float" office:value="11.6614723518679" calcext:value-type="float">
            <text:p>11,661</text:p>
          </table:table-cell>
          <table:table-cell table:style-name="ce1" table:formula="of:= [.G$1] * [.$A22] ^[.G$2]" office:value-type="float" office:value="12.3903143738597" calcext:value-type="float">
            <text:p>12,39</text:p>
          </table:table-cell>
          <table:table-cell table:style-name="ce1" table:formula="of:= [.H$1] * [.$A22] ^[.H$2]" office:value-type="float" office:value="13.2522539771855" calcext:value-type="float">
            <text:p>13,252</text:p>
          </table:table-cell>
          <table:table-cell table:style-name="ce1" table:formula="of:= [.I$1] * [.$A22] ^[.I$2]" office:value-type="float" office:value="14.7247266413173" calcext:value-type="float">
            <text:p>14,725</text:p>
          </table:table-cell>
          <table:table-cell table:style-name="ce1" table:formula="of:= [.J$1] * [.$A22] ^[.J$2]" office:value-type="float" office:value="14.8683772486316" calcext:value-type="float">
            <text:p>14,868</text:p>
          </table:table-cell>
          <table:table-cell table:style-name="ce1" table:formula="of:= [.K$1] * [.$A2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45" calcext:value-type="float">
            <text:p>1,45</text:p>
          </table:table-cell>
          <table:table-cell/>
          <table:table-cell table:style-name="ce1" table:formula="of:= [.C$1] * [.$A23] ^[.C$2]" office:value-type="float" office:value="6.06446025071357" calcext:value-type="float">
            <text:p>6,064</text:p>
          </table:table-cell>
          <table:table-cell table:style-name="ce1" table:formula="of:= [.D$1] * [.$A23] ^[.D$2]" office:value-type="float" office:value="10.6128054387487" calcext:value-type="float">
            <text:p>10,613</text:p>
          </table:table-cell>
          <table:table-cell table:style-name="ce1" table:formula="of:= [.E$1] * [.$A23] ^[.E$2]" office:value-type="float" office:value="11.3708629700879" calcext:value-type="float">
            <text:p>11,371</text:p>
          </table:table-cell>
          <table:table-cell table:style-name="ce1" table:formula="of:= [.F$1] * [.$A23] ^[.F$2]" office:value-type="float" office:value="12.1289205014271" calcext:value-type="float">
            <text:p>12,129</text:p>
          </table:table-cell>
          <table:table-cell table:style-name="ce1" table:formula="of:= [.G$1] * [.$A23] ^[.G$2]" office:value-type="float" office:value="12.8869780327663" calcext:value-type="float">
            <text:p>12,887</text:p>
          </table:table-cell>
          <table:table-cell table:style-name="ce1" table:formula="of:= [.H$1] * [.$A23] ^[.H$2]" office:value-type="float" office:value="13.7979863828938" calcext:value-type="float">
            <text:p>13,798</text:p>
          </table:table-cell>
          <table:table-cell table:style-name="ce1" table:formula="of:= [.I$1] * [.$A23] ^[.I$2]" office:value-type="float" office:value="15.3310959809931" calcext:value-type="float">
            <text:p>15,331</text:p>
          </table:table-cell>
          <table:table-cell table:style-name="ce1" table:formula="of:= [.J$1] * [.$A23] ^[.J$2]" office:value-type="float" office:value="15.4643736393196" calcext:value-type="float">
            <text:p>15,464</text:p>
          </table:table-cell>
          <table:table-cell table:style-name="ce1" table:formula="of:= [.K$1] * [.$A2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" calcext:value-type="float">
            <text:p>1,5</text:p>
          </table:table-cell>
          <table:table-cell/>
          <table:table-cell table:style-name="ce1" table:formula="of:= [.C$1] * [.$A24] ^[.C$2]" office:value-type="float" office:value="6.29915364431807" calcext:value-type="float">
            <text:p>6,299</text:p>
          </table:table-cell>
          <table:table-cell table:style-name="ce1" table:formula="of:= [.D$1] * [.$A24] ^[.D$2]" office:value-type="float" office:value="11.0235188775566" calcext:value-type="float">
            <text:p>11,024</text:p>
          </table:table-cell>
          <table:table-cell table:style-name="ce1" table:formula="of:= [.E$1] * [.$A24] ^[.E$2]" office:value-type="float" office:value="11.8109130830964" calcext:value-type="float">
            <text:p>11,811</text:p>
          </table:table-cell>
          <table:table-cell table:style-name="ce1" table:formula="of:= [.F$1] * [.$A24] ^[.F$2]" office:value-type="float" office:value="12.5983072886361" calcext:value-type="float">
            <text:p>12,598</text:p>
          </table:table-cell>
          <table:table-cell table:style-name="ce1" table:formula="of:= [.G$1] * [.$A24] ^[.G$2]" office:value-type="float" office:value="13.3857014941759" calcext:value-type="float">
            <text:p>13,386</text:p>
          </table:table-cell>
          <table:table-cell table:style-name="ce1" table:formula="of:= [.H$1] * [.$A24] ^[.H$2]" office:value-type="float" office:value="14.3465493756168" calcext:value-type="float">
            <text:p>14,347</text:p>
          </table:table-cell>
          <table:table-cell table:style-name="ce1" table:formula="of:= [.I$1] * [.$A24] ^[.I$2]" office:value-type="float" office:value="15.940610417352" calcext:value-type="float">
            <text:p>15,941</text:p>
          </table:table-cell>
          <table:table-cell table:style-name="ce1" table:formula="of:= [.J$1] * [.$A24] ^[.J$2]" office:value-type="float" office:value="16.0628417930111" calcext:value-type="float">
            <text:p>16,063</text:p>
          </table:table-cell>
          <table:table-cell table:style-name="ce1" table:formula="of:= [.K$1] * [.$A2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55" calcext:value-type="float">
            <text:p>1,55</text:p>
          </table:table-cell>
          <table:table-cell/>
          <table:table-cell table:style-name="ce1" table:formula="of:= [.C$1] * [.$A25] ^[.C$2]" office:value-type="float" office:value="6.5347878556904" calcext:value-type="float">
            <text:p>6,535</text:p>
          </table:table-cell>
          <table:table-cell table:style-name="ce1" table:formula="of:= [.D$1] * [.$A25] ^[.D$2]" office:value-type="float" office:value="11.4358787474582" calcext:value-type="float">
            <text:p>11,436</text:p>
          </table:table-cell>
          <table:table-cell table:style-name="ce1" table:formula="of:= [.E$1] * [.$A25] ^[.E$2]" office:value-type="float" office:value="12.2527272294195" calcext:value-type="float">
            <text:p>12,253</text:p>
          </table:table-cell>
          <table:table-cell table:style-name="ce1" table:formula="of:= [.F$1] * [.$A25] ^[.F$2]" office:value-type="float" office:value="13.0695757113808" calcext:value-type="float">
            <text:p>13,07</text:p>
          </table:table-cell>
          <table:table-cell table:style-name="ce1" table:formula="of:= [.G$1] * [.$A25] ^[.G$2]" office:value-type="float" office:value="13.8864241933421" calcext:value-type="float">
            <text:p>13,886</text:p>
          </table:table-cell>
          <table:table-cell table:style-name="ce1" table:formula="of:= [.H$1] * [.$A25] ^[.H$2]" office:value-type="float" office:value="14.8978625241692" calcext:value-type="float">
            <text:p>14,898</text:p>
          </table:table-cell>
          <table:table-cell table:style-name="ce1" table:formula="of:= [.I$1] * [.$A25] ^[.I$2]" office:value-type="float" office:value="16.5531805824102" calcext:value-type="float">
            <text:p>16,553</text:p>
          </table:table-cell>
          <table:table-cell table:style-name="ce1" table:formula="of:= [.J$1] * [.$A25] ^[.J$2]" office:value-type="float" office:value="16.6637090320105" calcext:value-type="float">
            <text:p>16,664</text:p>
          </table:table-cell>
          <table:table-cell table:style-name="ce1" table:formula="of:= [.K$1] * [.$A2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" calcext:value-type="float">
            <text:p>1,6</text:p>
          </table:table-cell>
          <table:table-cell/>
          <table:table-cell table:style-name="ce1" table:formula="of:= [.C$1] * [.$A26] ^[.C$2]" office:value-type="float" office:value="6.77133611652738" calcext:value-type="float">
            <text:p>6,771</text:p>
          </table:table-cell>
          <table:table-cell table:style-name="ce1" table:formula="of:= [.D$1] * [.$A26] ^[.D$2]" office:value-type="float" office:value="11.8498382039229" calcext:value-type="float">
            <text:p>11,85</text:p>
          </table:table-cell>
          <table:table-cell table:style-name="ce1" table:formula="of:= [.E$1] * [.$A26] ^[.E$2]" office:value-type="float" office:value="12.6962552184888" calcext:value-type="float">
            <text:p>12,696</text:p>
          </table:table-cell>
          <table:table-cell table:style-name="ce1" table:formula="of:= [.F$1] * [.$A26] ^[.F$2]" office:value-type="float" office:value="13.5426722330548" calcext:value-type="float">
            <text:p>13,543</text:p>
          </table:table-cell>
          <table:table-cell table:style-name="ce1" table:formula="of:= [.G$1] * [.$A26] ^[.G$2]" office:value-type="float" office:value="14.3890892476207" calcext:value-type="float">
            <text:p>14,389</text:p>
          </table:table-cell>
          <table:table-cell table:style-name="ce1" table:formula="of:= [.H$1] * [.$A26] ^[.H$2]" office:value-type="float" office:value="15.4518502115842" calcext:value-type="float">
            <text:p>15,452</text:p>
          </table:table-cell>
          <table:table-cell table:style-name="ce1" table:formula="of:= [.I$1] * [.$A26] ^[.I$2]" office:value-type="float" office:value="17.1687224573158" calcext:value-type="float">
            <text:p>17,169</text:p>
          </table:table-cell>
          <table:table-cell table:style-name="ce1" table:formula="of:= [.J$1] * [.$A26] ^[.J$2]" office:value-type="float" office:value="17.2669070971448" calcext:value-type="float">
            <text:p>17,267</text:p>
          </table:table-cell>
          <table:table-cell table:style-name="ce1" table:formula="of:= [.K$1] * [.$A2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65" calcext:value-type="float">
            <text:p>1,65</text:p>
          </table:table-cell>
          <table:table-cell/>
          <table:table-cell table:style-name="ce1" table:formula="of:= [.C$1] * [.$A27] ^[.C$2]" office:value-type="float" office:value="7.0087732349288" calcext:value-type="float">
            <text:p>7,009</text:p>
          </table:table-cell>
          <table:table-cell table:style-name="ce1" table:formula="of:= [.D$1] * [.$A27] ^[.D$2]" office:value-type="float" office:value="12.2653531611254" calcext:value-type="float">
            <text:p>12,265</text:p>
          </table:table-cell>
          <table:table-cell table:style-name="ce1" table:formula="of:= [.E$1] * [.$A27] ^[.E$2]" office:value-type="float" office:value="13.1414498154915" calcext:value-type="float">
            <text:p>13,141</text:p>
          </table:table-cell>
          <table:table-cell table:style-name="ce1" table:formula="of:= [.F$1] * [.$A27] ^[.F$2]" office:value-type="float" office:value="14.0175464698576" calcext:value-type="float">
            <text:p>14,018</text:p>
          </table:table-cell>
          <table:table-cell table:style-name="ce1" table:formula="of:= [.G$1] * [.$A27] ^[.G$2]" office:value-type="float" office:value="14.8936431242237" calcext:value-type="float">
            <text:p>14,894</text:p>
          </table:table-cell>
          <table:table-cell table:style-name="ce1" table:formula="of:= [.H$1] * [.$A27] ^[.H$2]" office:value-type="float" office:value="16.0084412050357" calcext:value-type="float">
            <text:p>16,008</text:p>
          </table:table-cell>
          <table:table-cell table:style-name="ce1" table:formula="of:= [.I$1] * [.$A27] ^[.I$2]" office:value-type="float" office:value="17.7871568944841" calcext:value-type="float">
            <text:p>17,787</text:p>
          </table:table-cell>
          <table:table-cell table:style-name="ce1" table:formula="of:= [.J$1] * [.$A27] ^[.J$2]" office:value-type="float" office:value="17.8723717490684" calcext:value-type="float">
            <text:p>17,872</text:p>
          </table:table-cell>
          <table:table-cell table:style-name="ce1" table:formula="of:= [.K$1] * [.$A2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" calcext:value-type="float">
            <text:p>1,7</text:p>
          </table:table-cell>
          <table:table-cell/>
          <table:table-cell table:style-name="ce1" table:formula="of:= [.C$1] * [.$A28] ^[.C$2]" office:value-type="float" office:value="7.24707545747853" calcext:value-type="float">
            <text:p>7,247</text:p>
          </table:table-cell>
          <table:table-cell table:style-name="ce1" table:formula="of:= [.D$1] * [.$A28] ^[.D$2]" office:value-type="float" office:value="12.6823820505874" calcext:value-type="float">
            <text:p>12,682</text:p>
          </table:table-cell>
          <table:table-cell table:style-name="ce1" table:formula="of:= [.E$1] * [.$A28] ^[.E$2]" office:value-type="float" office:value="13.5882664827722" calcext:value-type="float">
            <text:p>13,588</text:p>
          </table:table-cell>
          <table:table-cell table:style-name="ce1" table:formula="of:= [.F$1] * [.$A28] ^[.F$2]" office:value-type="float" office:value="14.494150914957" calcext:value-type="float">
            <text:p>14,494</text:p>
          </table:table-cell>
          <table:table-cell table:style-name="ce1" table:formula="of:= [.G$1] * [.$A28] ^[.G$2]" office:value-type="float" office:value="15.4000353471419" calcext:value-type="float">
            <text:p>15,4</text:p>
          </table:table-cell>
          <table:table-cell table:style-name="ce1" table:formula="of:= [.H$1] * [.$A28] ^[.H$2]" office:value-type="float" office:value="16.5675682760917" calcext:value-type="float">
            <text:p>16,568</text:p>
          </table:table-cell>
          <table:table-cell table:style-name="ce1" table:formula="of:= [.I$1] * [.$A28] ^[.I$2]" office:value-type="float" office:value="18.4084091956574" calcext:value-type="float">
            <text:p>18,408</text:p>
          </table:table-cell>
          <table:table-cell table:style-name="ce1" table:formula="of:= [.J$1] * [.$A28] ^[.J$2]" office:value-type="float" office:value="18.4800424165702" calcext:value-type="float">
            <text:p>18,48</text:p>
          </table:table-cell>
          <table:table-cell table:style-name="ce1" table:formula="of:= [.K$1] * [.$A2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75" calcext:value-type="float">
            <text:p>1,75</text:p>
          </table:table-cell>
          <table:table-cell/>
          <table:table-cell table:style-name="ce1" table:formula="of:= [.C$1] * [.$A29] ^[.C$2]" office:value-type="float" office:value="7.48622034710504" calcext:value-type="float">
            <text:p>7,486</text:p>
          </table:table-cell>
          <table:table-cell table:style-name="ce1" table:formula="of:= [.D$1] * [.$A29] ^[.D$2]" office:value-type="float" office:value="13.1008856074338" calcext:value-type="float">
            <text:p>13,101</text:p>
          </table:table-cell>
          <table:table-cell table:style-name="ce1" table:formula="of:= [.E$1] * [.$A29] ^[.E$2]" office:value-type="float" office:value="14.036663150822" calcext:value-type="float">
            <text:p>14,037</text:p>
          </table:table-cell>
          <table:table-cell table:style-name="ce1" table:formula="of:= [.F$1] * [.$A29] ^[.F$2]" office:value-type="float" office:value="14.9724406942101" calcext:value-type="float">
            <text:p>14,972</text:p>
          </table:table-cell>
          <table:table-cell table:style-name="ce1" table:formula="of:= [.G$1] * [.$A29] ^[.G$2]" office:value-type="float" office:value="15.9082182375982" calcext:value-type="float">
            <text:p>15,908</text:p>
          </table:table-cell>
          <table:table-cell table:style-name="ce1" table:formula="of:= [.H$1] * [.$A29] ^[.H$2]" office:value-type="float" office:value="17.1291678640994" calcext:value-type="float">
            <text:p>17,129</text:p>
          </table:table-cell>
          <table:table-cell table:style-name="ce1" table:formula="of:= [.I$1] * [.$A29] ^[.I$2]" office:value-type="float" office:value="19.0324087378882" calcext:value-type="float">
            <text:p>19,032</text:p>
          </table:table-cell>
          <table:table-cell table:style-name="ce1" table:formula="of:= [.J$1] * [.$A29] ^[.J$2]" office:value-type="float" office:value="19.0898618851179" calcext:value-type="float">
            <text:p>19,09</text:p>
          </table:table-cell>
          <table:table-cell table:style-name="ce1" table:formula="of:= [.K$1] * [.$A2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" calcext:value-type="float">
            <text:p>1,8</text:p>
          </table:table-cell>
          <table:table-cell/>
          <table:table-cell table:style-name="ce1" table:formula="of:= [.C$1] * [.$A30] ^[.C$2]" office:value-type="float" office:value="7.72618667451543" calcext:value-type="float">
            <text:p>7,726</text:p>
          </table:table-cell>
          <table:table-cell table:style-name="ce1" table:formula="of:= [.D$1] * [.$A30] ^[.D$2]" office:value-type="float" office:value="13.520826680402" calcext:value-type="float">
            <text:p>13,521</text:p>
          </table:table-cell>
          <table:table-cell table:style-name="ce1" table:formula="of:= [.E$1] * [.$A30] ^[.E$2]" office:value-type="float" office:value="14.4866000147164" calcext:value-type="float">
            <text:p>14,487</text:p>
          </table:table-cell>
          <table:table-cell table:style-name="ce1" table:formula="of:= [.F$1] * [.$A30] ^[.F$2]" office:value-type="float" office:value="15.4523733490309" calcext:value-type="float">
            <text:p>15,452</text:p>
          </table:table-cell>
          <table:table-cell table:style-name="ce1" table:formula="of:= [.G$1] * [.$A30] ^[.G$2]" office:value-type="float" office:value="16.4181466833453" calcext:value-type="float">
            <text:p>16,418</text:p>
          </table:table-cell>
          <table:table-cell table:style-name="ce1" table:formula="of:= [.H$1] * [.$A30] ^[.H$2]" office:value-type="float" office:value="17.6931797767048" calcext:value-type="float">
            <text:p>17,693</text:p>
          </table:table-cell>
          <table:table-cell table:style-name="ce1" table:formula="of:= [.I$1] * [.$A30] ^[.I$2]" office:value-type="float" office:value="19.6590886407831" calcext:value-type="float">
            <text:p>19,659</text:p>
          </table:table-cell>
          <table:table-cell table:style-name="ce1" table:formula="of:= [.J$1] * [.$A30] ^[.J$2]" office:value-type="float" office:value="19.7017760200143" calcext:value-type="float">
            <text:p>19,702</text:p>
          </table:table-cell>
          <table:table-cell table:style-name="ce1" table:formula="of:= [.K$1] * [.$A3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85" calcext:value-type="float">
            <text:p>1,85</text:p>
          </table:table-cell>
          <table:table-cell/>
          <table:table-cell table:style-name="ce1" table:formula="of:= [.C$1] * [.$A31] ^[.C$2]" office:value-type="float" office:value="7.96695432135815" calcext:value-type="float">
            <text:p>7,967</text:p>
          </table:table-cell>
          <table:table-cell table:style-name="ce1" table:formula="of:= [.D$1] * [.$A31] ^[.D$2]" office:value-type="float" office:value="13.9421700623768" calcext:value-type="float">
            <text:p>13,942</text:p>
          </table:table-cell>
          <table:table-cell table:style-name="ce1" table:formula="of:= [.E$1] * [.$A31] ^[.E$2]" office:value-type="float" office:value="14.9380393525465" calcext:value-type="float">
            <text:p>14,938</text:p>
          </table:table-cell>
          <table:table-cell table:style-name="ce1" table:formula="of:= [.F$1] * [.$A31] ^[.F$2]" office:value-type="float" office:value="15.9339086427163" calcext:value-type="float">
            <text:p>15,934</text:p>
          </table:table-cell>
          <table:table-cell table:style-name="ce1" table:formula="of:= [.G$1] * [.$A31] ^[.G$2]" office:value-type="float" office:value="16.9297779328861" calcext:value-type="float">
            <text:p>16,93</text:p>
          </table:table-cell>
          <table:table-cell table:style-name="ce1" table:formula="of:= [.H$1] * [.$A31] ^[.H$2]" office:value-type="float" office:value="18.2595469224901" calcext:value-type="float">
            <text:p>18,26</text:p>
          </table:table-cell>
          <table:table-cell table:style-name="ce1" table:formula="of:= [.I$1] * [.$A31] ^[.I$2]" office:value-type="float" office:value="20.2883854694334" calcext:value-type="float">
            <text:p>20,288</text:p>
          </table:table-cell>
          <table:table-cell table:style-name="ce1" table:formula="of:= [.J$1] * [.$A31] ^[.J$2]" office:value-type="float" office:value="20.3157335194633" calcext:value-type="float">
            <text:p>20,316</text:p>
          </table:table-cell>
          <table:table-cell table:style-name="ce1" table:formula="of:= [.K$1] * [.$A3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" calcext:value-type="float">
            <text:p>1,9</text:p>
          </table:table-cell>
          <table:table-cell/>
          <table:table-cell table:style-name="ce1" table:formula="of:= [.C$1] * [.$A32] ^[.C$2]" office:value-type="float" office:value="8.20850419356396" calcext:value-type="float">
            <text:p>8,209</text:p>
          </table:table-cell>
          <table:table-cell table:style-name="ce1" table:formula="of:= [.D$1] * [.$A32] ^[.D$2]" office:value-type="float" office:value="14.3648823387369" calcext:value-type="float">
            <text:p>14,365</text:p>
          </table:table-cell>
          <table:table-cell table:style-name="ce1" table:formula="of:= [.E$1] * [.$A32] ^[.E$2]" office:value-type="float" office:value="15.3909453629324" calcext:value-type="float">
            <text:p>15,391</text:p>
          </table:table-cell>
          <table:table-cell table:style-name="ce1" table:formula="of:= [.F$1] * [.$A32] ^[.F$2]" office:value-type="float" office:value="16.4170083871279" calcext:value-type="float">
            <text:p>16,417</text:p>
          </table:table-cell>
          <table:table-cell table:style-name="ce1" table:formula="of:= [.G$1] * [.$A32] ^[.G$2]" office:value-type="float" office:value="17.4430714113234" calcext:value-type="float">
            <text:p>17,443</text:p>
          </table:table-cell>
          <table:table-cell table:style-name="ce1" table:formula="of:= [.H$1] * [.$A32] ^[.H$2]" office:value-type="float" office:value="18.8282150715063" calcext:value-type="float">
            <text:p>18,828</text:p>
          </table:table-cell>
          <table:table-cell table:style-name="ce1" table:formula="of:= [.I$1] * [.$A32] ^[.I$2]" office:value-type="float" office:value="20.9202389683403" calcext:value-type="float">
            <text:p>20,92</text:p>
          </table:table-cell>
          <table:table-cell table:style-name="ce1" table:formula="of:= [.J$1] * [.$A32] ^[.J$2]" office:value-type="float" office:value="20.9316856935881" calcext:value-type="float">
            <text:p>20,932</text:p>
          </table:table-cell>
          <table:table-cell table:style-name="ce1" table:formula="of:= [.K$1] * [.$A3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1.95" calcext:value-type="float">
            <text:p>1,95</text:p>
          </table:table-cell>
          <table:table-cell/>
          <table:table-cell table:style-name="ce1" table:formula="of:= [.C$1] * [.$A33] ^[.C$2]" office:value-type="float" office:value="8.45081814355481" calcext:value-type="float">
            <text:p>8,451</text:p>
          </table:table-cell>
          <table:table-cell table:style-name="ce1" table:formula="of:= [.D$1] * [.$A33] ^[.D$2]" office:value-type="float" office:value="14.7889317512209" calcext:value-type="float">
            <text:p>14,789</text:p>
          </table:table-cell>
          <table:table-cell table:style-name="ce1" table:formula="of:= [.E$1] * [.$A33] ^[.E$2]" office:value-type="float" office:value="15.8452840191653" calcext:value-type="float">
            <text:p>15,845</text:p>
          </table:table-cell>
          <table:table-cell table:style-name="ce1" table:formula="of:= [.F$1] * [.$A33] ^[.F$2]" office:value-type="float" office:value="16.9016362871096" calcext:value-type="float">
            <text:p>16,902</text:p>
          </table:table-cell>
          <table:table-cell table:style-name="ce1" table:formula="of:= [.G$1] * [.$A33] ^[.G$2]" office:value-type="float" office:value="17.957988555054" calcext:value-type="float">
            <text:p>17,958</text:p>
          </table:table-cell>
          <table:table-cell table:style-name="ce1" table:formula="of:= [.H$1] * [.$A33] ^[.H$2]" office:value-type="float" office:value="19.3991326401315" calcext:value-type="float">
            <text:p>19,399</text:p>
          </table:table-cell>
          <table:table-cell table:style-name="ce1" table:formula="of:= [.I$1] * [.$A33] ^[.I$2]" office:value-type="float" office:value="21.5545918223684" calcext:value-type="float">
            <text:p>21,555</text:p>
          </table:table-cell>
          <table:table-cell table:style-name="ce1" table:formula="of:= [.J$1] * [.$A33] ^[.J$2]" office:value-type="float" office:value="21.5495862660648" calcext:value-type="float">
            <text:p>21,55</text:p>
          </table:table-cell>
          <table:table-cell table:style-name="ce1" table:formula="of:= [.K$1] * [.$A3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" table:formula="of:= [.C$1] * [.$A34] ^[.C$2]" office:value-type="float" office:value="8.69387890020847" calcext:value-type="float">
            <text:p>8,694</text:p>
          </table:table-cell>
          <table:table-cell table:style-name="ce1" table:formula="of:= [.D$1] * [.$A34] ^[.D$2]" office:value-type="float" office:value="15.2142880753648" calcext:value-type="float">
            <text:p>15,214</text:p>
          </table:table-cell>
          <table:table-cell table:style-name="ce1" table:formula="of:= [.E$1] * [.$A34] ^[.E$2]" office:value-type="float" office:value="16.3010229378909" calcext:value-type="float">
            <text:p>16,301</text:p>
          </table:table-cell>
          <table:table-cell table:style-name="ce1" table:formula="of:= [.F$1] * [.$A34] ^[.F$2]" office:value-type="float" office:value="17.3877578004169" calcext:value-type="float">
            <text:p>17,388</text:p>
          </table:table-cell>
          <table:table-cell table:style-name="ce1" table:formula="of:= [.G$1] * [.$A34] ^[.G$2]" office:value-type="float" office:value="18.474492662943" calcext:value-type="float">
            <text:p>18,474</text:p>
          </table:table-cell>
          <table:table-cell table:style-name="ce1" table:formula="of:= [.H$1] * [.$A34] ^[.H$2]" office:value-type="float" office:value="19.9722504972212" calcext:value-type="float">
            <text:p>19,972</text:p>
          </table:table-cell>
          <table:table-cell table:style-name="ce1" table:formula="of:= [.I$1] * [.$A34] ^[.I$2]" office:value-type="float" office:value="22.1913894413569" calcext:value-type="float">
            <text:p>22,191</text:p>
          </table:table-cell>
          <table:table-cell table:style-name="ce1" table:formula="of:= [.J$1] * [.$A34] ^[.J$2]" office:value-type="float" office:value="22.1693911955316" calcext:value-type="float">
            <text:p>22,169</text:p>
          </table:table-cell>
          <table:table-cell table:style-name="ce1" table:formula="of:= [.K$1] * [.$A3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05" calcext:value-type="float">
            <text:p>2,05</text:p>
          </table:table-cell>
          <table:table-cell/>
          <table:table-cell table:style-name="ce1" table:formula="of:= [.C$1] * [.$A35] ^[.C$2]" office:value-type="float" office:value="8.93767000563069" calcext:value-type="float">
            <text:p>8,938</text:p>
          </table:table-cell>
          <table:table-cell table:style-name="ce1" table:formula="of:= [.D$1] * [.$A35] ^[.D$2]" office:value-type="float" office:value="15.6409225098537" calcext:value-type="float">
            <text:p>15,641</text:p>
          </table:table-cell>
          <table:table-cell table:style-name="ce1" table:formula="of:= [.E$1] * [.$A35] ^[.E$2]" office:value-type="float" office:value="16.7581312605575" calcext:value-type="float">
            <text:p>16,758</text:p>
          </table:table-cell>
          <table:table-cell table:style-name="ce1" table:formula="of:= [.F$1] * [.$A35] ^[.F$2]" office:value-type="float" office:value="17.8753400112614" calcext:value-type="float">
            <text:p>17,875</text:p>
          </table:table-cell>
          <table:table-cell table:style-name="ce1" table:formula="of:= [.G$1] * [.$A35] ^[.G$2]" office:value-type="float" office:value="18.9925487619652" calcext:value-type="float">
            <text:p>18,993</text:p>
          </table:table-cell>
          <table:table-cell table:style-name="ce1" table:formula="of:= [.H$1] * [.$A35] ^[.H$2]" office:value-type="float" office:value="20.547521788962" calcext:value-type="float">
            <text:p>20,548</text:p>
          </table:table-cell>
          <table:table-cell table:style-name="ce1" table:formula="of:= [.I$1] * [.$A35] ^[.I$2]" office:value-type="float" office:value="22.8305797655134" calcext:value-type="float">
            <text:p>22,831</text:p>
          </table:table-cell>
          <table:table-cell table:style-name="ce1" table:formula="of:= [.J$1] * [.$A35] ^[.J$2]" office:value-type="float" office:value="22.7910585143582" calcext:value-type="float">
            <text:p>22,791</text:p>
          </table:table-cell>
          <table:table-cell table:style-name="ce1" table:formula="of:= [.K$1] * [.$A35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" calcext:value-type="float">
            <text:p>2,1</text:p>
          </table:table-cell>
          <table:table-cell/>
          <table:table-cell table:style-name="ce1" table:formula="of:= [.C$1] * [.$A36] ^[.C$2]" office:value-type="float" office:value="9.18217575792292" calcext:value-type="float">
            <text:p>9,182</text:p>
          </table:table-cell>
          <table:table-cell table:style-name="ce1" table:formula="of:= [.D$1] * [.$A36] ^[.D$2]" office:value-type="float" office:value="16.0688075763651" calcext:value-type="float">
            <text:p>16,069</text:p>
          </table:table-cell>
          <table:table-cell table:style-name="ce1" table:formula="of:= [.E$1] * [.$A36] ^[.E$2]" office:value-type="float" office:value="17.2165795461055" calcext:value-type="float">
            <text:p>17,217</text:p>
          </table:table-cell>
          <table:table-cell table:style-name="ce1" table:formula="of:= [.F$1] * [.$A36] ^[.F$2]" office:value-type="float" office:value="18.3643515158458" calcext:value-type="float">
            <text:p>18,364</text:p>
          </table:table-cell>
          <table:table-cell table:style-name="ce1" table:formula="of:= [.G$1] * [.$A36] ^[.G$2]" office:value-type="float" office:value="19.5121234855862" calcext:value-type="float">
            <text:p>19,512</text:p>
          </table:table-cell>
          <table:table-cell table:style-name="ce1" table:formula="of:= [.H$1] * [.$A36] ^[.H$2]" office:value-type="float" office:value="21.1249017802119" calcext:value-type="float">
            <text:p>21,125</text:p>
          </table:table-cell>
          <table:table-cell table:style-name="ce1" table:formula="of:= [.I$1] * [.$A36] ^[.I$2]" office:value-type="float" office:value="23.4721130891243" calcext:value-type="float">
            <text:p>23,472</text:p>
          </table:table-cell>
          <table:table-cell table:style-name="ce1" table:formula="of:= [.J$1] * [.$A36] ^[.J$2]" office:value-type="float" office:value="23.4145481827035" calcext:value-type="float">
            <text:p>23,415</text:p>
          </table:table-cell>
          <table:table-cell table:style-name="ce1" table:formula="of:= [.K$1] * [.$A36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15" calcext:value-type="float">
            <text:p>2,15</text:p>
          </table:table-cell>
          <table:table-cell/>
          <table:table-cell table:style-name="ce1" table:formula="of:= [.C$1] * [.$A37] ^[.C$2]" office:value-type="float" office:value="9.42738115924746" calcext:value-type="float">
            <text:p>9,427</text:p>
          </table:table-cell>
          <table:table-cell table:style-name="ce1" table:formula="of:= [.D$1] * [.$A37] ^[.D$2]" office:value-type="float" office:value="16.4979170286831" calcext:value-type="float">
            <text:p>16,498</text:p>
          </table:table-cell>
          <table:table-cell table:style-name="ce1" table:formula="of:= [.E$1] * [.$A37] ^[.E$2]" office:value-type="float" office:value="17.676339673589" calcext:value-type="float">
            <text:p>17,676</text:p>
          </table:table-cell>
          <table:table-cell table:style-name="ce1" table:formula="of:= [.F$1] * [.$A37] ^[.F$2]" office:value-type="float" office:value="18.8547623184949" calcext:value-type="float">
            <text:p>18,855</text:p>
          </table:table-cell>
          <table:table-cell table:style-name="ce1" table:formula="of:= [.G$1] * [.$A37] ^[.G$2]" office:value-type="float" office:value="20.0331849634009" calcext:value-type="float">
            <text:p>20,033</text:p>
          </table:table-cell>
          <table:table-cell table:style-name="ce1" table:formula="of:= [.H$1] * [.$A37] ^[.H$2]" office:value-type="float" office:value="21.7043477104171" calcext:value-type="float">
            <text:p>21,704</text:p>
          </table:table-cell>
          <table:table-cell table:style-name="ce1" table:formula="of:= [.I$1] * [.$A37] ^[.I$2]" office:value-type="float" office:value="24.1159419004634" calcext:value-type="float">
            <text:p>24,116</text:p>
          </table:table-cell>
          <table:table-cell table:style-name="ce1" table:formula="of:= [.J$1] * [.$A37] ^[.J$2]" office:value-type="float" office:value="24.039821956081" calcext:value-type="float">
            <text:p>24,04</text:p>
          </table:table-cell>
          <table:table-cell table:style-name="ce1" table:formula="of:= [.K$1] * [.$A37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" calcext:value-type="float">
            <text:p>2,2</text:p>
          </table:table-cell>
          <table:table-cell/>
          <table:table-cell table:style-name="ce1" table:formula="of:= [.C$1] * [.$A38] ^[.C$2]" office:value-type="float" office:value="9.67327186858764" calcext:value-type="float">
            <text:p>9,673</text:p>
          </table:table-cell>
          <table:table-cell table:style-name="ce1" table:formula="of:= [.D$1] * [.$A38] ^[.D$2]" office:value-type="float" office:value="16.9282257700284" calcext:value-type="float">
            <text:p>16,928</text:p>
          </table:table-cell>
          <table:table-cell table:style-name="ce1" table:formula="of:= [.E$1] * [.$A38] ^[.E$2]" office:value-type="float" office:value="18.1373847536018" calcext:value-type="float">
            <text:p>18,137</text:p>
          </table:table-cell>
          <table:table-cell table:style-name="ce1" table:formula="of:= [.F$1] * [.$A38] ^[.F$2]" office:value-type="float" office:value="19.3465437371753" calcext:value-type="float">
            <text:p>19,347</text:p>
          </table:table-cell>
          <table:table-cell table:style-name="ce1" table:formula="of:= [.G$1] * [.$A38] ^[.G$2]" office:value-type="float" office:value="20.5557027207487" calcext:value-type="float">
            <text:p>20,556</text:p>
          </table:table-cell>
          <table:table-cell table:style-name="ce1" table:formula="of:= [.H$1] * [.$A38] ^[.H$2]" office:value-type="float" office:value="22.2858186624589" calcext:value-type="float">
            <text:p>22,286</text:p>
          </table:table-cell>
          <table:table-cell table:style-name="ce1" table:formula="of:= [.I$1] * [.$A38] ^[.I$2]" office:value-type="float" office:value="24.7620207360655" calcext:value-type="float">
            <text:p>24,762</text:p>
          </table:table-cell>
          <table:table-cell table:style-name="ce1" table:formula="of:= [.J$1] * [.$A38] ^[.J$2]" office:value-type="float" office:value="24.6668432648985" calcext:value-type="float">
            <text:p>24,667</text:p>
          </table:table-cell>
          <table:table-cell table:style-name="ce1" table:formula="of:= [.K$1] * [.$A38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25" calcext:value-type="float">
            <text:p>2,25</text:p>
          </table:table-cell>
          <table:table-cell/>
          <table:table-cell table:style-name="ce1" table:formula="of:= [.C$1] * [.$A39] ^[.C$2]" office:value-type="float" office:value="9.91983415868142" calcext:value-type="float">
            <text:p>9,92</text:p>
          </table:table-cell>
          <table:table-cell table:style-name="ce1" table:formula="of:= [.D$1] * [.$A39] ^[.D$2]" office:value-type="float" office:value="17.3597097776925" calcext:value-type="float">
            <text:p>17,36</text:p>
          </table:table-cell>
          <table:table-cell table:style-name="ce1" table:formula="of:= [.E$1] * [.$A39] ^[.E$2]" office:value-type="float" office:value="18.5996890475277" calcext:value-type="float">
            <text:p>18,6</text:p>
          </table:table-cell>
          <table:table-cell table:style-name="ce1" table:formula="of:= [.F$1] * [.$A39] ^[.F$2]" office:value-type="float" office:value="19.8396683173628" calcext:value-type="float">
            <text:p>19,84</text:p>
          </table:table-cell>
          <table:table-cell table:style-name="ce1" table:formula="of:= [.G$1] * [.$A39] ^[.G$2]" office:value-type="float" office:value="21.079647587198" calcext:value-type="float">
            <text:p>21,08</text:p>
          </table:table-cell>
          <table:table-cell table:style-name="ce1" table:formula="of:= [.H$1] * [.$A39] ^[.H$2]" office:value-type="float" office:value="22.8692754430013" calcext:value-type="float">
            <text:p>22,869</text:p>
          </table:table-cell>
          <table:table-cell table:style-name="ce1" table:formula="of:= [.I$1] * [.$A39] ^[.I$2]" office:value-type="float" office:value="25.4103060477792" calcext:value-type="float">
            <text:p>25,41</text:p>
          </table:table-cell>
          <table:table-cell table:style-name="ce1" table:formula="of:= [.J$1] * [.$A39] ^[.J$2]" office:value-type="float" office:value="25.2955771046376" calcext:value-type="float">
            <text:p>25,296</text:p>
          </table:table-cell>
          <table:table-cell table:style-name="ce1" table:formula="of:= [.K$1] * [.$A39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" calcext:value-type="float">
            <text:p>2,3</text:p>
          </table:table-cell>
          <table:table-cell/>
          <table:table-cell table:style-name="ce1" table:formula="of:= [.C$1] * [.$A40] ^[.C$2]" office:value-type="float" office:value="10.1670548766748" calcext:value-type="float">
            <text:p>10,167</text:p>
          </table:table-cell>
          <table:table-cell table:style-name="ce1" table:formula="of:= [.D$1] * [.$A40] ^[.D$2]" office:value-type="float" office:value="17.7923460341809" calcext:value-type="float">
            <text:p>17,792</text:p>
          </table:table-cell>
          <table:table-cell table:style-name="ce1" table:formula="of:= [.E$1] * [.$A40] ^[.E$2]" office:value-type="float" office:value="19.0632278937652" calcext:value-type="float">
            <text:p>19,063</text:p>
          </table:table-cell>
          <table:table-cell table:style-name="ce1" table:formula="of:= [.F$1] * [.$A40] ^[.F$2]" office:value-type="float" office:value="20.3341097533496" calcext:value-type="float">
            <text:p>20,334</text:p>
          </table:table-cell>
          <table:table-cell table:style-name="ce1" table:formula="of:= [.G$1] * [.$A40] ^[.G$2]" office:value-type="float" office:value="21.6049916129339" calcext:value-type="float">
            <text:p>21,605</text:p>
          </table:table-cell>
          <table:table-cell table:style-name="ce1" table:formula="of:= [.H$1] * [.$A40] ^[.H$2]" office:value-type="float" office:value="23.454680473097" calcext:value-type="float">
            <text:p>23,455</text:p>
          </table:table-cell>
          <table:table-cell table:style-name="ce1" table:formula="of:= [.I$1] * [.$A40] ^[.I$2]" office:value-type="float" office:value="26.0607560812189" calcext:value-type="float">
            <text:p>26,061</text:p>
          </table:table-cell>
          <table:table-cell table:style-name="ce1" table:formula="of:= [.J$1] * [.$A40] ^[.J$2]" office:value-type="float" office:value="25.9259899355207" calcext:value-type="float">
            <text:p>25,926</text:p>
          </table:table-cell>
          <table:table-cell table:style-name="ce1" table:formula="of:= [.K$1] * [.$A40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35" calcext:value-type="float">
            <text:p>2,35</text:p>
          </table:table-cell>
          <table:table-cell/>
          <table:table-cell table:style-name="ce1" table:formula="of:= [.C$1] * [.$A41] ^[.C$2]" office:value-type="float" office:value="10.4149214080999" calcext:value-type="float">
            <text:p>10,415</text:p>
          </table:table-cell>
          <table:table-cell table:style-name="ce1" table:formula="of:= [.D$1] * [.$A41] ^[.D$2]" office:value-type="float" office:value="18.2261124641748" calcext:value-type="float">
            <text:p>18,226</text:p>
          </table:table-cell>
          <table:table-cell table:style-name="ce1" table:formula="of:= [.E$1] * [.$A41] ^[.E$2]" office:value-type="float" office:value="19.5279776401873" calcext:value-type="float">
            <text:p>19,528</text:p>
          </table:table-cell>
          <table:table-cell table:style-name="ce1" table:formula="of:= [.F$1] * [.$A41] ^[.F$2]" office:value-type="float" office:value="20.8298428161997" calcext:value-type="float">
            <text:p>20,83</text:p>
          </table:table-cell>
          <table:table-cell table:style-name="ce1" table:formula="of:= [.G$1] * [.$A41] ^[.G$2]" office:value-type="float" office:value="22.1317079922122" calcext:value-type="float">
            <text:p>22,132</text:p>
          </table:table-cell>
          <table:table-cell table:style-name="ce1" table:formula="of:= [.H$1] * [.$A41] ^[.H$2]" office:value-type="float" office:value="24.0419976879684" calcext:value-type="float">
            <text:p>24,042</text:p>
          </table:table-cell>
          <table:table-cell table:style-name="ce1" table:formula="of:= [.I$1] * [.$A41] ^[.I$2]" office:value-type="float" office:value="26.7133307644093" calcext:value-type="float">
            <text:p>26,713</text:p>
          </table:table-cell>
          <table:table-cell table:style-name="ce1" table:formula="of:= [.J$1] * [.$A41] ^[.J$2]" office:value-type="float" office:value="26.5580495906547" calcext:value-type="float">
            <text:p>26,558</text:p>
          </table:table-cell>
          <table:table-cell table:style-name="ce1" table:formula="of:= [.K$1] * [.$A41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" calcext:value-type="float">
            <text:p>2,4</text:p>
          </table:table-cell>
          <table:table-cell/>
          <table:table-cell table:style-name="ce1" table:formula="of:= [.C$1] * [.$A42] ^[.C$2]" office:value-type="float" office:value="10.6634216438315" calcext:value-type="float">
            <text:p>10,663</text:p>
          </table:table-cell>
          <table:table-cell table:style-name="ce1" table:formula="of:= [.D$1] * [.$A42] ^[.D$2]" office:value-type="float" office:value="18.6609878767051" calcext:value-type="float">
            <text:p>18,661</text:p>
          </table:table-cell>
          <table:table-cell table:style-name="ce1" table:formula="of:= [.E$1] * [.$A42] ^[.E$2]" office:value-type="float" office:value="19.9939155821841" calcext:value-type="float">
            <text:p>19,994</text:p>
          </table:table-cell>
          <table:table-cell table:style-name="ce1" table:formula="of:= [.F$1] * [.$A42] ^[.F$2]" office:value-type="float" office:value="21.326843287663" calcext:value-type="float">
            <text:p>21,327</text:p>
          </table:table-cell>
          <table:table-cell table:style-name="ce1" table:formula="of:= [.G$1] * [.$A42] ^[.G$2]" office:value-type="float" office:value="22.659770993142" calcext:value-type="float">
            <text:p>22,66</text:p>
          </table:table-cell>
          <table:table-cell table:style-name="ce1" table:formula="of:= [.H$1] * [.$A42] ^[.H$2]" office:value-type="float" office:value="24.6311924450142" calcext:value-type="float">
            <text:p>24,631</text:p>
          </table:table-cell>
          <table:table-cell table:style-name="ce1" table:formula="of:= [.I$1] * [.$A42] ^[.I$2]" office:value-type="float" office:value="27.3679916055714" calcext:value-type="float">
            <text:p>27,368</text:p>
          </table:table-cell>
          <table:table-cell table:style-name="ce1" table:formula="of:= [.J$1] * [.$A42] ^[.J$2]" office:value-type="float" office:value="27.1917251917703" calcext:value-type="float">
            <text:p>27,192</text:p>
          </table:table-cell>
          <table:table-cell table:style-name="ce1" table:formula="of:= [.K$1] * [.$A42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45" calcext:value-type="float">
            <text:p>2,45</text:p>
          </table:table-cell>
          <table:table-cell/>
          <table:table-cell table:style-name="ce1" table:formula="of:= [.C$1] * [.$A43] ^[.C$2]" office:value-type="float" office:value="10.9125439497196" calcext:value-type="float">
            <text:p>10,913</text:p>
          </table:table-cell>
          <table:table-cell table:style-name="ce1" table:formula="of:= [.D$1] * [.$A43] ^[.D$2]" office:value-type="float" office:value="19.0969519120093" calcext:value-type="float">
            <text:p>19,097</text:p>
          </table:table-cell>
          <table:table-cell table:style-name="ce1" table:formula="of:= [.E$1] * [.$A43] ^[.E$2]" office:value-type="float" office:value="20.4610199057242" calcext:value-type="float">
            <text:p>20,461</text:p>
          </table:table-cell>
          <table:table-cell table:style-name="ce1" table:formula="of:= [.F$1] * [.$A43] ^[.F$2]" office:value-type="float" office:value="21.8250878994392" calcext:value-type="float">
            <text:p>21,825</text:p>
          </table:table-cell>
          <table:table-cell table:style-name="ce1" table:formula="of:= [.G$1] * [.$A43] ^[.G$2]" office:value-type="float" office:value="23.1891558931541" calcext:value-type="float">
            <text:p>23,189</text:p>
          </table:table-cell>
          <table:table-cell table:style-name="ce1" table:formula="of:= [.H$1] * [.$A43] ^[.H$2]" office:value-type="float" office:value="25.22223143921" calcext:value-type="float">
            <text:p>25,222</text:p>
          </table:table-cell>
          <table:table-cell table:style-name="ce1" table:formula="of:= [.I$1] * [.$A43] ^[.I$2]" office:value-type="float" office:value="28.0247015991222" calcext:value-type="float">
            <text:p>28,025</text:p>
          </table:table-cell>
          <table:table-cell table:style-name="ce1" table:formula="of:= [.J$1] * [.$A43] ^[.J$2]" office:value-type="float" office:value="27.8269870717849" calcext:value-type="float">
            <text:p>27,827</text:p>
          </table:table-cell>
          <table:table-cell table:style-name="ce1" table:formula="of:= [.K$1] * [.$A43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>
          <table:table-cell office:value-type="float" office:value="2.5" calcext:value-type="float">
            <text:p>2,5</text:p>
          </table:table-cell>
          <table:table-cell/>
          <table:table-cell table:style-name="ce1" table:formula="of:= [.C$1] * [.$A44] ^[.C$2]" office:value-type="float" office:value="11.1622771386295" calcext:value-type="float">
            <text:p>11,162</text:p>
          </table:table-cell>
          <table:table-cell table:style-name="ce1" table:formula="of:= [.D$1] * [.$A44] ^[.D$2]" office:value-type="float" office:value="19.5339849926016" calcext:value-type="float">
            <text:p>19,534</text:p>
          </table:table-cell>
          <table:table-cell table:style-name="ce1" table:formula="of:= [.E$1] * [.$A44] ^[.E$2]" office:value-type="float" office:value="20.9292696349303" calcext:value-type="float">
            <text:p>20,929</text:p>
          </table:table-cell>
          <table:table-cell table:style-name="ce1" table:formula="of:= [.F$1] * [.$A44] ^[.F$2]" office:value-type="float" office:value="22.324554277259" calcext:value-type="float">
            <text:p>22,325</text:p>
          </table:table-cell>
          <table:table-cell table:style-name="ce1" table:formula="of:= [.G$1] * [.$A44] ^[.G$2]" office:value-type="float" office:value="23.7198389195877" calcext:value-type="float">
            <text:p>23,72</text:p>
          </table:table-cell>
          <table:table-cell table:style-name="ce1" table:formula="of:= [.H$1] * [.$A44] ^[.H$2]" office:value-type="float" office:value="25.8150826251672" calcext:value-type="float">
            <text:p>25,815</text:p>
          </table:table-cell>
          <table:table-cell table:style-name="ce1" table:formula="of:= [.I$1] * [.$A44] ^[.I$2]" office:value-type="float" office:value="28.6834251390746" calcext:value-type="float">
            <text:p>28,683</text:p>
          </table:table-cell>
          <table:table-cell table:style-name="ce1" table:formula="of:= [.J$1] * [.$A44] ^[.J$2]" office:value-type="float" office:value="28.4638067035053" calcext:value-type="float">
            <text:p>28,464</text:p>
          </table:table-cell>
          <table:table-cell table:style-name="ce1" table:formula="of:= [.K$1] * [.$A44] ^[.K$2]" office:value-type="float" office:value="0" calcext:value-type="float">
            <text:p>0</text:p>
          </table:table-cell>
          <table:table-cell table:style-name="ce2"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amage</text:p>
          </table:table-cell>
          <table:table-cell office:value-type="string" calcext:value-type="string">
            <text:p>Cooldown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Adjusted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1.12" calcext:value-type="float">
            <text:p>1,1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imple Knif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C51] / [.D51]" office:value-type="float" office:value="4" calcext:value-type="float">
            <text:p>4</text:p>
          </table:table-cell>
          <table:table-cell table:formula="of:= [.C51] / [.D51]^[.G$5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Single Sword</text:p>
          </table:table-cell>
          <table:table-cell office:value-type="float" office:value="6" calcext:value-type="float">
            <text:p>6</text:p>
          </table:table-cell>
          <table:table-cell office:value-type="float" office:value="1.45" calcext:value-type="float">
            <text:p>1,45</text:p>
          </table:table-cell>
          <table:table-cell/>
          <table:table-cell table:formula="of:=[.C52] / [.D52]" office:value-type="float" office:value="4.13793103448276" calcext:value-type="float">
            <text:p>4,13793103448276</text:p>
          </table:table-cell>
          <table:table-cell table:formula="of:= [.C52] / [.D52]^[.G$50]" office:value-type="float" office:value="3.95748327267477" calcext:value-type="float">
            <text:p>3,95748327267477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Simple Axe</text:p>
          </table:table-cell>
          <table:table-cell office:value-type="float" office:value="5" calcext:value-type="float">
            <text:p>5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3] / [.D53]" office:value-type="float" office:value="4" calcext:value-type="float">
            <text:p>4</text:p>
          </table:table-cell>
          <table:table-cell table:formula="of:= [.C53] / [.D53]^[.G$50]" office:value-type="float" office:value="3.89431242041169" calcext:value-type="float">
            <text:p>3,89431242041169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Simple Club</text:p>
          </table:table-cell>
          <table:table-cell office:value-type="float" office:value="7" calcext:value-type="float">
            <text:p>7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54] / [.D54]" office:value-type="float" office:value="4.24242424242424" calcext:value-type="float">
            <text:p>4,24242424242424</text:p>
          </table:table-cell>
          <table:table-cell table:formula="of:= [.C54] / [.D54]^[.G$50]" office:value-type="float" office:value="3.99499299826961" calcext:value-type="float">
            <text:p>3,99499299826961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Simple Spear</text:p>
          </table:table-cell>
          <table:table-cell office:value-type="float" office:value="9" calcext:value-type="float">
            <text:p>9</text:p>
          </table:table-cell>
          <table:table-cell office:value-type="float" office:value="2.05" calcext:value-type="float">
            <text:p>2,05</text:p>
          </table:table-cell>
          <table:table-cell/>
          <table:table-cell table:formula="of:=[.C55] / [.D55]" office:value-type="float" office:value="4.39024390243903" calcext:value-type="float">
            <text:p>4,39024390243903</text:p>
          </table:table-cell>
          <table:table-cell table:formula="of:= [.C55] / [.D55]^[.G$50]" office:value-type="float" office:value="4.02789541092032" calcext:value-type="float">
            <text:p>4,02789541092032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Dagger</text:p>
          </table:table-cell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,75</text:p>
          </table:table-cell>
          <table:table-cell/>
          <table:table-cell table:formula="of:=[.C57] / [.D57]" office:value-type="float" office:value="6.66666666666667" calcext:value-type="float">
            <text:p>6,66666666666667</text:p>
          </table:table-cell>
          <table:table-cell table:formula="of:= [.C57] / [.D57]^[.G$50]" office:value-type="float" office:value="6.9008309616725" calcext:value-type="float">
            <text:p>6,9008309616725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ng Sword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C58] / [.D58]" office:value-type="float" office:value="7.33333333333333" calcext:value-type="float">
            <text:p>7,33333333333333</text:p>
          </table:table-cell>
          <table:table-cell table:formula="of:= [.C58] / [.D58]^[.G$50]" office:value-type="float" office:value="6.9850653729789" calcext:value-type="float">
            <text:p>6,9850653729789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Hatchet</text:p>
          </table:table-cell>
          <table:table-cell office:value-type="float" office:value="9" calcext:value-type="float">
            <text:p>9</text:p>
          </table:table-cell>
          <table:table-cell office:value-type="float" office:value="1.25" calcext:value-type="float">
            <text:p>1,25</text:p>
          </table:table-cell>
          <table:table-cell/>
          <table:table-cell table:formula="of:=[.C59] / [.D59]" office:value-type="float" office:value="7.2" calcext:value-type="float">
            <text:p>7,2</text:p>
          </table:table-cell>
          <table:table-cell table:formula="of:= [.C59] / [.D59]^[.G$50]" office:value-type="float" office:value="7.00976235674103" calcext:value-type="float">
            <text:p>7,00976235674103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Mace</text:p>
          </table:table-cell>
          <table:table-cell office:value-type="float" office:value="10" calcext:value-type="float">
            <text:p>10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0] / [.D60]" office:value-type="float" office:value="7.14285714285714" calcext:value-type="float">
            <text:p>7,14285714285714</text:p>
          </table:table-cell>
          <table:table-cell table:formula="of:= [.C60] / [.D60]^[.G$50]" office:value-type="float" office:value="6.86019720204418" calcext:value-type="float">
            <text:p>6,86019720204418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alberd</text:p>
          </table:table-cell>
          <table:table-cell office:value-type="float" office:value="17" calcext:value-type="float">
            <text:p>17</text:p>
          </table:table-cell>
          <table:table-cell office:value-type="float" office:value="2.2" calcext:value-type="float">
            <text:p>2,2</text:p>
          </table:table-cell>
          <table:table-cell/>
          <table:table-cell table:formula="of:=[.C61] / [.D61]" office:value-type="float" office:value="7.72727272727273" calcext:value-type="float">
            <text:p>7,72727272727273</text:p>
          </table:table-cell>
          <table:table-cell table:formula="of:= [.C61] / [.D61]^[.G$50]" office:value-type="float" office:value="7.02967940152895" calcext:value-type="float">
            <text:p>7,02967940152895</text:p>
          </table:table-cell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11"/>
        </table:table-row>
        <table:table-row table:style-name="ro1">
          <table:table-cell/>
          <table:table-cell table:style-name="ce7" office:value-type="string" calcext:value-type="string">
            <text:p>Short Sword</text:p>
          </table:table-cell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,05</text:p>
          </table:table-cell>
          <table:table-cell/>
          <table:table-cell table:formula="of:=[.C63] / [.D63]" office:value-type="float" office:value="7.61904761904762" calcext:value-type="float">
            <text:p>7,61904761904762</text:p>
          </table:table-cell>
          <table:table-cell table:formula="of:= [.C63] / [.D63]^[.G$50]" office:value-type="float" office:value="7.57456980080729" calcext:value-type="float">
            <text:p>7,57456980080729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Claymore</text:p>
          </table:table-cell>
          <table:table-cell office:value-type="float" office:value="13" calcext:value-type="float">
            <text:p>13</text:p>
          </table:table-cell>
          <table:table-cell office:value-type="float" office:value="1.65" calcext:value-type="float">
            <text:p>1,65</text:p>
          </table:table-cell>
          <table:table-cell/>
          <table:table-cell table:formula="of:=[.C64] / [.D64]" office:value-type="float" office:value="7.87878787878788" calcext:value-type="float">
            <text:p>7,87878787878788</text:p>
          </table:table-cell>
          <table:table-cell table:formula="of:= [.C64] / [.D64]^[.G$50]" office:value-type="float" office:value="7.41927271107213" calcext:value-type="float">
            <text:p>7,41927271107213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Battle Axe</text:p>
          </table:table-cell>
          <table:table-cell office:value-type="float" office:value="15" calcext:value-type="float">
            <text:p>15</text:p>
          </table:table-cell>
          <table:table-cell office:value-type="float" office:value="1.85" calcext:value-type="float">
            <text:p>1,85</text:p>
          </table:table-cell>
          <table:table-cell/>
          <table:table-cell table:formula="of:=[.C65] / [.D65]" office:value-type="float" office:value="8.10810810810811" calcext:value-type="float">
            <text:p>8,10810810810811</text:p>
          </table:table-cell>
          <table:table-cell table:formula="of:= [.C65] / [.D65]^[.G$50]" office:value-type="float" office:value="7.53110882525704" calcext:value-type="float">
            <text:p>7,53110882525704</text:p>
          </table:table-cell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War Hammer</text:p>
          </table:table-cell>
          <table:table-cell office:value-type="float" office:value="16" calcext:value-type="float">
            <text:p>16</text:p>
          </table:table-cell>
          <table:table-cell office:value-type="float" office:value="1.95" calcext:value-type="float">
            <text:p>1,95</text:p>
          </table:table-cell>
          <table:table-cell/>
          <table:table-cell table:formula="of:=[.C66] / [.D66]" office:value-type="float" office:value="8.20512820512821" calcext:value-type="float">
            <text:p>8,20512820512821</text:p>
          </table:table-cell>
          <table:table-cell table:formula="of:= [.C66] / [.D66]^[.G$50]" office:value-type="float" office:value="7.57323124374779" calcext:value-type="float">
            <text:p>7,57323124374779</text:p>
          </table:table-cell>
          <table:table-cell table:number-columns-repeated="6"/>
        </table:table-row>
        <table:table-row table:style-name="ro1">
          <table:table-cell/>
          <table:table-cell table:style-name="ce11" office:value-type="string" calcext:value-type="string">
            <text:p>Hunting Spear</text:p>
          </table:table-cell>
          <table:table-cell office:value-type="float" office:value="11" calcext:value-type="float">
            <text:p>11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C67] / [.D67]" office:value-type="float" office:value="7.85714285714286" calcext:value-type="float">
            <text:p>7,85714285714286</text:p>
          </table:table-cell>
          <table:table-cell table:formula="of:= [.C67] / [.D67]^[.G$50]" office:value-type="float" office:value="7.5462169222486" calcext:value-type="float">
            <text:p>7,5462169222486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69] / [.D69]" office:value-type="string" office:string-value="" calcext:value-type="error">
            <text:p>#DIV/0!</text:p>
          </table:table-cell>
          <table:table-cell table:formula="of:= [.C69] / [.D6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0] / [.D70]" office:value-type="string" office:string-value="" calcext:value-type="error">
            <text:p>#DIV/0!</text:p>
          </table:table-cell>
          <table:table-cell table:formula="of:= [.C70] / [.D70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1] / [.D71]" office:value-type="string" office:string-value="" calcext:value-type="error">
            <text:p>#DIV/0!</text:p>
          </table:table-cell>
          <table:table-cell table:formula="of:= [.C71] / [.D7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2] / [.D72]" office:value-type="string" office:string-value="" calcext:value-type="error">
            <text:p>#DIV/0!</text:p>
          </table:table-cell>
          <table:table-cell table:formula="of:= [.C72] / [.D7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3] / [.D73]" office:value-type="string" office:string-value="" calcext:value-type="error">
            <text:p>#DIV/0!</text:p>
          </table:table-cell>
          <table:table-cell table:formula="of:= [.C73] / [.D7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75] / [.D75]" office:value-type="string" office:string-value="" calcext:value-type="error">
            <text:p>#DIV/0!</text:p>
          </table:table-cell>
          <table:table-cell table:formula="of:= [.C75] / [.D75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76] / [.D76]" office:value-type="string" office:string-value="" calcext:value-type="error">
            <text:p>#DIV/0!</text:p>
          </table:table-cell>
          <table:table-cell table:formula="of:= [.C76] / [.D76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77] / [.D77]" office:value-type="string" office:string-value="" calcext:value-type="error">
            <text:p>#DIV/0!</text:p>
          </table:table-cell>
          <table:table-cell table:formula="of:= [.C77] / [.D77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78] / [.D78]" office:value-type="string" office:string-value="" calcext:value-type="error">
            <text:p>#DIV/0!</text:p>
          </table:table-cell>
          <table:table-cell table:formula="of:= [.C78] / [.D78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79] / [.D79]" office:value-type="string" office:string-value="" calcext:value-type="error">
            <text:p>#DIV/0!</text:p>
          </table:table-cell>
          <table:table-cell table:formula="of:= [.C79] / [.D79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7"/>
          <table:table-cell table:number-columns-repeated="3"/>
          <table:table-cell table:formula="of:=[.C81] / [.D81]" office:value-type="string" office:string-value="" calcext:value-type="error">
            <text:p>#DIV/0!</text:p>
          </table:table-cell>
          <table:table-cell table:formula="of:= [.C81] / [.D81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3"/>
          <table:table-cell table:formula="of:=[.C82] / [.D82]" office:value-type="string" office:string-value="" calcext:value-type="error">
            <text:p>#DIV/0!</text:p>
          </table:table-cell>
          <table:table-cell table:formula="of:= [.C82] / [.D82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3"/>
          <table:table-cell table:formula="of:=[.C83] / [.D83]" office:value-type="string" office:string-value="" calcext:value-type="error">
            <text:p>#DIV/0!</text:p>
          </table:table-cell>
          <table:table-cell table:formula="of:= [.C83] / [.D83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0"/>
          <table:table-cell table:number-columns-repeated="3"/>
          <table:table-cell table:formula="of:=[.C84] / [.D84]" office:value-type="string" office:string-value="" calcext:value-type="error">
            <text:p>#DIV/0!</text:p>
          </table:table-cell>
          <table:table-cell table:formula="of:= [.C84] / [.D84]^[.G$50]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3"/>
          <table:table-cell table:formula="of:=[.C85] / [.D85]" office:value-type="string" office:string-value="" calcext:value-type="error">
            <text:p>#DIV/0!</text:p>
          </table:table-cell>
          <table:table-cell table:formula="of:= [.C85] / [.D85]^[.G$50]" office:value-type="string" office:string-value="" calcext:value-type="error">
            <text:p>#DIV/0!</text:p>
          </table:table-cell>
          <table:table-cell table:number-columns-repeated="6"/>
        </table:table-row>
        <calcext:conditional-formats>
          <calcext:conditional-format calcext:target-range-address="Items.C4:Items.K44">
            <calcext:condition calcext:apply-style-name="Good" calcext:value="formula-is(ABS([.C4] - ROUND([.C4]; 0)) &lt; 0.15)" calcext:base-cell-address="Items.C4"/>
          </calcext:conditional-format>
        </calcext:conditional-formats>
      </table:table>
      <table:table table:name="XP" table:style-name="ta1">
        <table:table-column table:style-name="co1" table:default-cell-style-name="Default"/>
        <table:table-column table:style-name="co9" table:number-columns-repeated="2" table:default-cell-style-name="ce21"/>
        <table:table-column table:style-name="co1" table:default-cell-style-name="ce21"/>
        <table:table-column table:style-name="co1" table:default-cell-style-name="Default"/>
        <table:table-column table:style-name="co1" table:default-cell-style-name="ce12"/>
        <table:table-column table:style-name="co1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500000000" calcext:value-type="float">
            <text:p>1500000000</text:p>
          </table:table-cell>
          <table:table-cell table:style-name="Default" office:value-type="float" office:value="3000000" calcext:value-type="float">
            <text:p>3000000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.1" calcext:value-type="float">
            <text:p>0,1</text:p>
          </table:table-cell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74" calcext:value-type="float">
            <text:p>1,74</text:p>
          </table:table-cell>
          <table:table-cell table:style-name="Default" office:value-type="float" office:value="0.5" calcext:value-type="float">
            <text:p>0,5</text:p>
          </table:table-cell>
          <table:table-cell table:style-name="Default" office:value-type="float" office:value="10" calcext:value-type="float">
            <text:p>1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1.14" calcext:value-type="float">
            <text:p>1,14</text:p>
          </table:table-cell>
          <table:table-cell table:style-name="Default"/>
          <table:table-cell table:style-name="Default" office:value-type="float" office:value="1.1" calcext:value-type="float">
            <text:p>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XP to level</text:p>
          </table:table-cell>
          <table:table-cell table:style-name="Default" office:value-type="string" calcext:value-type="string">
            <text:p>XP per Mob</text:p>
          </table:table-cell>
          <table:table-cell table:style-name="Default" office:value-type="string" calcext:value-type="string">
            <text:p>Mob HP</text:p>
          </table:table-cell>
          <table:table-cell/>
          <table:table-cell table:style-name="Default" office:value-type="string" calcext:value-type="string">
            <text:p>Mobs / Level</text:p>
          </table:table-cell>
          <table:table-cell office:value-type="string" calcext:value-type="string">
            <text:p>XP / HP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office:value-type="string" calcext:value-type="string">
            <text:p><text:s/>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MIN(ROUND([.$A10]^[.$B$5] * [.$B$4] * [.B$6]^([.$A10]^0.75);0);[.$B$3])" office:value-type="float" office:value="13" calcext:value-type="float">
            <text:p>13</text:p>
          </table:table-cell>
          <table:table-cell table:formula="of:= MIN(ROUNDUP([.$A10]^[.$C$5] * [.$D10] * [.$C$4];0);[.$C$3])" office:value-type="float" office:value="2" calcext:value-type="float">
            <text:p>2</text:p>
          </table:table-cell>
          <table:table-cell table:formula="of:= ROUND([.$D$5] * [.$A10] * [.D$6]^([.$A10]^0.75);0)" office:value-type="float" office:value="11" calcext:value-type="float">
            <text:p>11</text:p>
          </table:table-cell>
          <table:table-cell/>
          <table:table-cell table:style-name="ce22" table:formula="of:=ROUNDUP([.B10] / [.C10])" office:value-type="float" office:value="7" calcext:value-type="float">
            <text:p>7</text:p>
          </table:table-cell>
          <table:table-cell table:formula="of:= [.C10] / [.D10]" office:value-type="float" office:value="0.181818181818182" calcext:value-type="float">
            <text:p>0,18181818181818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 MIN(ROUND([.$A11]^[.$B$5] * [.$B$4] * [.B$6]^([.$A11]^0.75);0);[.$B$3])" office:value-type="float" office:value="1263" calcext:value-type="float">
            <text:p>1.263</text:p>
          </table:table-cell>
          <table:table-cell table:formula="of:= MIN(ROUNDUP([.$A11]^[.$C$5] * [.$D11] * [.$C$4];0);[.$C$3])" office:value-type="float" office:value="55" calcext:value-type="float">
            <text:p>55</text:p>
          </table:table-cell>
          <table:table-cell table:formula="of:= ROUND([.$D$5] * [.$A11] * [.D$6]^([.$A11]^0.75);0)" office:value-type="float" office:value="171" calcext:value-type="float">
            <text:p>171</text:p>
          </table:table-cell>
          <table:table-cell/>
          <table:table-cell table:formula="of:=ROUNDUP([.B11] / [.C11])" office:value-type="float" office:value="23" calcext:value-type="float">
            <text:p>23</text:p>
          </table:table-cell>
          <table:table-cell table:formula="of:= [.C11] / [.D11]" office:value-type="float" office:value="0.321637426900585" calcext:value-type="float">
            <text:p>0,32163742690058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 MIN(ROUND([.$A12]^[.$B$5] * [.$B$4] * [.B$6]^([.$A12]^0.75);0);[.$B$3])" office:value-type="float" office:value="6972" calcext:value-type="float">
            <text:p>6.972</text:p>
          </table:table-cell>
          <table:table-cell table:formula="of:= MIN(ROUNDUP([.$A12]^[.$C$5] * [.$D12] * [.$C$4];0);[.$C$3])" office:value-type="float" office:value="221" calcext:value-type="float">
            <text:p>221</text:p>
          </table:table-cell>
          <table:table-cell table:formula="of:= ROUND([.$D$5] * [.$A12] * [.D$6]^([.$A12]^0.75);0)" office:value-type="float" office:value="493" calcext:value-type="float">
            <text:p>493</text:p>
          </table:table-cell>
          <table:table-cell/>
          <table:table-cell table:formula="of:=ROUNDUP([.B12] / [.C12])" office:value-type="float" office:value="32" calcext:value-type="float">
            <text:p>32</text:p>
          </table:table-cell>
          <table:table-cell table:formula="of:= [.C12] / [.D12]" office:value-type="float" office:value="0.448275862068966" calcext:value-type="float">
            <text:p>0,44827586206896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 MIN(ROUND([.$A13]^[.$B$5] * [.$B$4] * [.B$6]^([.$A13]^0.75);0);[.$B$3])" office:value-type="float" office:value="21929" calcext:value-type="float">
            <text:p>21.929</text:p>
          </table:table-cell>
          <table:table-cell table:formula="of:= MIN(ROUNDUP([.$A13]^[.$C$5] * [.$D13] * [.$C$4];0);[.$C$3])" office:value-type="float" office:value="558" calcext:value-type="float">
            <text:p>558</text:p>
          </table:table-cell>
          <table:table-cell table:formula="of:= ROUND([.$D$5] * [.$A13] * [.D$6]^([.$A13]^0.75);0)" office:value-type="float" office:value="1018" calcext:value-type="float">
            <text:p>1.018</text:p>
          </table:table-cell>
          <table:table-cell/>
          <table:table-cell table:formula="of:=ROUNDUP([.B13] / [.C13])" office:value-type="float" office:value="40" calcext:value-type="float">
            <text:p>40</text:p>
          </table:table-cell>
          <table:table-cell table:formula="of:= [.C13] / [.D13]" office:value-type="float" office:value="0.548133595284872" calcext:value-type="float">
            <text:p>0,54813359528487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 MIN(ROUND([.$A14]^[.$B$5] * [.$B$4] * [.B$6]^([.$A14]^0.75);0);[.$B$3])" office:value-type="float" office:value="54209" calcext:value-type="float">
            <text:p>54.209</text:p>
          </table:table-cell>
          <table:table-cell table:formula="of:= MIN(ROUNDUP([.$A14]^[.$C$5] * [.$D14] * [.$C$4];0);[.$C$3])" office:value-type="float" office:value="1152" calcext:value-type="float">
            <text:p>1.152</text:p>
          </table:table-cell>
          <table:table-cell table:formula="of:= ROUND([.$D$5] * [.$A14] * [.D$6]^([.$A14]^0.75);0)" office:value-type="float" office:value="1821" calcext:value-type="float">
            <text:p>1.821</text:p>
          </table:table-cell>
          <table:table-cell/>
          <table:table-cell table:formula="of:=ROUNDUP([.B14] / [.C14])" office:value-type="float" office:value="48" calcext:value-type="float">
            <text:p>48</text:p>
          </table:table-cell>
          <table:table-cell table:formula="of:= [.C14] / [.D14]" office:value-type="float" office:value="0.632619439868204" calcext:value-type="float">
            <text:p>0,63261943986820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 MIN(ROUND([.$A15]^[.$B$5] * [.$B$4] * [.B$6]^([.$A15]^0.75);0);[.$B$3])" office:value-type="float" office:value="116838" calcext:value-type="float">
            <text:p>116.838</text:p>
          </table:table-cell>
          <table:table-cell table:formula="of:= MIN(ROUNDUP([.$A15]^[.$C$5] * [.$D15] * [.$C$4];0);[.$C$3])" office:value-type="float" office:value="2123" calcext:value-type="float">
            <text:p>2.123</text:p>
          </table:table-cell>
          <table:table-cell table:formula="of:= ROUND([.$D$5] * [.$A15] * [.D$6]^([.$A15]^0.75);0)" office:value-type="float" office:value="3001" calcext:value-type="float">
            <text:p>3.001</text:p>
          </table:table-cell>
          <table:table-cell/>
          <table:table-cell table:style-name="ce22" table:formula="of:=ROUNDUP([.B15] / [.C15])" office:value-type="float" office:value="56" calcext:value-type="float">
            <text:p>56</text:p>
          </table:table-cell>
          <table:table-cell table:formula="of:= [.C15] / [.D15]" office:value-type="float" office:value="0.707430856381206" calcext:value-type="float">
            <text:p>0,70743085638120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 MIN(ROUND([.$A16]^[.$B$5] * [.$B$4] * [.B$6]^([.$A16]^0.75);0);[.$B$3])" office:value-type="float" office:value="230221" calcext:value-type="float">
            <text:p>230.221</text:p>
          </table:table-cell>
          <table:table-cell table:formula="of:= MIN(ROUNDUP([.$A16]^[.$C$5] * [.$D16] * [.$C$4];0);[.$C$3])" office:value-type="float" office:value="3628" calcext:value-type="float">
            <text:p>3.628</text:p>
          </table:table-cell>
          <table:table-cell table:formula="of:= ROUND([.$D$5] * [.$A16] * [.D$6]^([.$A16]^0.75);0)" office:value-type="float" office:value="4683" calcext:value-type="float">
            <text:p>4.683</text:p>
          </table:table-cell>
          <table:table-cell/>
          <table:table-cell table:formula="of:=ROUNDUP([.B16] / [.C16])" office:value-type="float" office:value="64" calcext:value-type="float">
            <text:p>64</text:p>
          </table:table-cell>
          <table:table-cell table:formula="of:= [.C16] / [.D16]" office:value-type="float" office:value="0.774717061712577" calcext:value-type="float">
            <text:p>0,774717061712577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 MIN(ROUND([.$A17]^[.$B$5] * [.$B$4] * [.B$6]^([.$A17]^0.75);0);[.$B$3])" office:value-type="float" office:value="425585" calcext:value-type="float">
            <text:p>425.585</text:p>
          </table:table-cell>
          <table:table-cell table:formula="of:= MIN(ROUNDUP([.$A17]^[.$C$5] * [.$D17] * [.$C$4];0);[.$C$3])" office:value-type="float" office:value="5881" calcext:value-type="float">
            <text:p>5.881</text:p>
          </table:table-cell>
          <table:table-cell table:formula="of:= ROUND([.$D$5] * [.$A17] * [.D$6]^([.$A17]^0.75);0)" office:value-type="float" office:value="7028" calcext:value-type="float">
            <text:p>7.028</text:p>
          </table:table-cell>
          <table:table-cell/>
          <table:table-cell table:formula="of:=ROUNDUP([.B17] / [.C17])" office:value-type="float" office:value="73" calcext:value-type="float">
            <text:p>73</text:p>
          </table:table-cell>
          <table:table-cell table:formula="of:= [.C17] / [.D17]" office:value-type="float" office:value="0.836795674445077" calcext:value-type="float">
            <text:p>0,83679567444507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 MIN(ROUND([.$A18]^[.$B$5] * [.$B$4] * [.B$6]^([.$A18]^0.75);0);[.$B$3])" office:value-type="float" office:value="749811" calcext:value-type="float">
            <text:p>749.811</text:p>
          </table:table-cell>
          <table:table-cell table:formula="of:= MIN(ROUNDUP([.$A18]^[.$C$5] * [.$D18] * [.$C$4];0);[.$C$3])" office:value-type="float" office:value="9160" calcext:value-type="float">
            <text:p>9.160</text:p>
          </table:table-cell>
          <table:table-cell table:formula="of:= ROUND([.$D$5] * [.$A18] * [.D$6]^([.$A18]^0.75);0)" office:value-type="float" office:value="10241" calcext:value-type="float">
            <text:p>10.241</text:p>
          </table:table-cell>
          <table:table-cell/>
          <table:table-cell table:formula="of:=ROUNDUP([.B18] / [.C18])" office:value-type="float" office:value="82" calcext:value-type="float">
            <text:p>82</text:p>
          </table:table-cell>
          <table:table-cell table:formula="of:= [.C18] / [.D18]" office:value-type="float" office:value="0.894443901962699" calcext:value-type="float">
            <text:p>0,89444390196269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 MIN(ROUND([.$A19]^[.$B$5] * [.$B$4] * [.B$6]^([.$A19]^0.75);0);[.$B$3])" office:value-type="float" office:value="1272157" calcext:value-type="float">
            <text:p>1.272.157</text:p>
          </table:table-cell>
          <table:table-cell table:formula="of:= MIN(ROUNDUP([.$A19]^[.$C$5] * [.$D19] * [.$C$4];0);[.$C$3])" office:value-type="float" office:value="13831" calcext:value-type="float">
            <text:p>13.831</text:p>
          </table:table-cell>
          <table:table-cell table:formula="of:= ROUND([.$D$5] * [.$A19] * [.D$6]^([.$A19]^0.75);0)" office:value-type="float" office:value="14579" calcext:value-type="float">
            <text:p>14.579</text:p>
          </table:table-cell>
          <table:table-cell/>
          <table:table-cell table:formula="of:=ROUNDUP([.B19] / [.C19])" office:value-type="float" office:value="92" calcext:value-type="float">
            <text:p>92</text:p>
          </table:table-cell>
          <table:table-cell table:formula="of:= [.C19] / [.D19]" office:value-type="float" office:value="0.948693326016874" calcext:value-type="float">
            <text:p>0,9486933260168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 MIN(ROUND([.$A20]^[.$B$5] * [.$B$4] * [.B$6]^([.$A20]^0.75);0);[.$B$3])" office:value-type="float" office:value="2093544" calcext:value-type="float">
            <text:p>2.093.544</text:p>
          </table:table-cell>
          <table:table-cell table:formula="of:= MIN(ROUNDUP([.$A20]^[.$C$5] * [.$D20] * [.$C$4];0);[.$C$3])" office:value-type="float" office:value="20368" calcext:value-type="float">
            <text:p>20.368</text:p>
          </table:table-cell>
          <table:table-cell table:formula="of:= ROUND([.$D$5] * [.$A20] * [.D$6]^([.$A20]^0.75);0)" office:value-type="float" office:value="20368" calcext:value-type="float">
            <text:p>20.368</text:p>
          </table:table-cell>
          <table:table-cell/>
          <table:table-cell table:style-name="ce22" table:formula="of:=ROUNDUP([.B20] / [.C20])" office:value-type="float" office:value="103" calcext:value-type="float">
            <text:p>103</text:p>
          </table:table-cell>
          <table:table-cell table:formula="of:= [.C20] / [.D2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 MIN(ROUND([.$A21]^[.$B$5] * [.$B$4] * [.B$6]^([.$A21]^0.75);0);[.$B$3])" office:value-type="float" office:value="3359283" calcext:value-type="float">
            <text:p>3.359.283</text:p>
          </table:table-cell>
          <table:table-cell table:formula="of:= MIN(ROUNDUP([.$A21]^[.$C$5] * [.$D21] * [.$C$4];0);[.$C$3])" office:value-type="float" office:value="29380" calcext:value-type="float">
            <text:p>29.380</text:p>
          </table:table-cell>
          <table:table-cell table:formula="of:= ROUND([.$D$5] * [.$A21] * [.D$6]^([.$A21]^0.75);0)" office:value-type="float" office:value="28012" calcext:value-type="float">
            <text:p>28.012</text:p>
          </table:table-cell>
          <table:table-cell/>
          <table:table-cell table:formula="of:=ROUNDUP([.B21] / [.C21])" office:value-type="float" office:value="115" calcext:value-type="float">
            <text:p>115</text:p>
          </table:table-cell>
          <table:table-cell table:formula="of:= [.C21] / [.D21]" office:value-type="float" office:value="1.04883621305155" calcext:value-type="float">
            <text:p>1,0488362130515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 MIN(ROUND([.$A22]^[.$B$5] * [.$B$4] * [.B$6]^([.$A22]^0.75);0);[.$B$3])" office:value-type="float" office:value="5276416" calcext:value-type="float">
            <text:p>5.276.416</text:p>
          </table:table-cell>
          <table:table-cell table:formula="of:= MIN(ROUNDUP([.$A22]^[.$C$5] * [.$D22] * [.$C$4];0);[.$C$3])" office:value-type="float" office:value="41642" calcext:value-type="float">
            <text:p>41.642</text:p>
          </table:table-cell>
          <table:table-cell table:formula="of:= ROUND([.$D$5] * [.$A22] * [.D$6]^([.$A22]^0.75);0)" office:value-type="float" office:value="38013" calcext:value-type="float">
            <text:p>38.013</text:p>
          </table:table-cell>
          <table:table-cell/>
          <table:table-cell table:formula="of:=ROUNDUP([.B22] / [.C22])" office:value-type="float" office:value="127" calcext:value-type="float">
            <text:p>127</text:p>
          </table:table-cell>
          <table:table-cell table:formula="of:= [.C22] / [.D22]" office:value-type="float" office:value="1.09546734012049" calcext:value-type="float">
            <text:p>1,0954673401204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MIN(ROUND([.$A23]^[.$B$5] * [.$B$4] * [.B$6]^([.$A23]^0.75);0);[.$B$3])" office:value-type="float" office:value="8137194" calcext:value-type="float">
            <text:p>8.137.194</text:p>
          </table:table-cell>
          <table:table-cell table:formula="of:= MIN(ROUNDUP([.$A23]^[.$C$5] * [.$D23] * [.$C$4];0);[.$C$3])" office:value-type="float" office:value="58147" calcext:value-type="float">
            <text:p>58.147</text:p>
          </table:table-cell>
          <table:table-cell table:formula="of:= ROUND([.$D$5] * [.$A23] * [.D$6]^([.$A23]^0.75);0)" office:value-type="float" office:value="50998" calcext:value-type="float">
            <text:p>50.998</text:p>
          </table:table-cell>
          <table:table-cell/>
          <table:table-cell table:formula="of:=ROUNDUP([.B23] / [.C23])" office:value-type="float" office:value="140" calcext:value-type="float">
            <text:p>140</text:p>
          </table:table-cell>
          <table:table-cell table:formula="of:= [.C23] / [.D23]" office:value-type="float" office:value="1.14018196792031" calcext:value-type="float">
            <text:p>1,1401819679203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 MIN(ROUND([.$A24]^[.$B$5] * [.$B$4] * [.B$6]^([.$A24]^0.75);0);[.$B$3])" office:value-type="float" office:value="12350699" calcext:value-type="float">
            <text:p>12.350.699</text:p>
          </table:table-cell>
          <table:table-cell table:formula="of:= MIN(ROUNDUP([.$A24]^[.$C$5] * [.$D24] * [.$C$4];0);[.$C$3])" office:value-type="float" office:value="80147" calcext:value-type="float">
            <text:p>80.147</text:p>
          </table:table-cell>
          <table:table-cell table:formula="of:= ROUND([.$D$5] * [.$A24] * [.D$6]^([.$A24]^0.75);0)" office:value-type="float" office:value="67736" calcext:value-type="float">
            <text:p>67.736</text:p>
          </table:table-cell>
          <table:table-cell/>
          <table:table-cell table:formula="of:=ROUNDUP([.B24] / [.C24])" office:value-type="float" office:value="155" calcext:value-type="float">
            <text:p>155</text:p>
          </table:table-cell>
          <table:table-cell table:formula="of:= [.C24] / [.D24]" office:value-type="float" office:value="1.18322605409236" calcext:value-type="float">
            <text:p>1,18322605409236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 MIN(ROUND([.$A25]^[.$B$5] * [.$B$4] * [.B$6]^([.$A25]^0.75);0);[.$B$3])" office:value-type="float" office:value="18485228" calcext:value-type="float">
            <text:p>18.485.228</text:p>
          </table:table-cell>
          <table:table-cell table:formula="of:= MIN(ROUNDUP([.$A25]^[.$C$5] * [.$D25] * [.$C$4];0);[.$C$3])" office:value-type="float" office:value="109218" calcext:value-type="float">
            <text:p>109.218</text:p>
          </table:table-cell>
          <table:table-cell table:formula="of:= ROUND([.$D$5] * [.$A25] * [.D$6]^([.$A25]^0.75);0)" office:value-type="float" office:value="89176" calcext:value-type="float">
            <text:p>89.176</text:p>
          </table:table-cell>
          <table:table-cell/>
          <table:table-cell table:style-name="ce22" table:formula="of:=ROUNDUP([.B25] / [.C25])" office:value-type="float" office:value="170" calcext:value-type="float">
            <text:p>170</text:p>
          </table:table-cell>
          <table:table-cell table:formula="of:= [.C25] / [.D25]" office:value-type="float" office:value="1.22474656858348" calcext:value-type="float">
            <text:p>1,2247465685834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MIN(ROUND([.$A26]^[.$B$5] * [.$B$4] * [.B$6]^([.$A26]^0.75);0);[.$B$3])" office:value-type="float" office:value="27324827" calcext:value-type="float">
            <text:p>27.324.827</text:p>
          </table:table-cell>
          <table:table-cell table:formula="of:= MIN(ROUNDUP([.$A26]^[.$C$5] * [.$D26] * [.$C$4];0);[.$C$3])" office:value-type="float" office:value="147342" calcext:value-type="float">
            <text:p>147.342</text:p>
          </table:table-cell>
          <table:table-cell table:formula="of:= ROUND([.$D$5] * [.$A26] * [.D$6]^([.$A26]^0.75);0)" office:value-type="float" office:value="116484" calcext:value-type="float">
            <text:p>116.484</text:p>
          </table:table-cell>
          <table:table-cell/>
          <table:table-cell table:formula="of:=ROUNDUP([.B26] / [.C26])" office:value-type="float" office:value="186" calcext:value-type="float">
            <text:p>186</text:p>
          </table:table-cell>
          <table:table-cell table:formula="of:= [.C26] / [.D26]" office:value-type="float" office:value="1.26491191923354" calcext:value-type="float">
            <text:p>1,26491191923354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 MIN(ROUND([.$A27]^[.$B$5] * [.$B$4] * [.B$6]^([.$A27]^0.75);0);[.$B$3])" office:value-type="float" office:value="39944379" calcext:value-type="float">
            <text:p>39.944.379</text:p>
          </table:table-cell>
          <table:table-cell table:formula="of:= MIN(ROUNDUP([.$A27]^[.$C$5] * [.$D27] * [.$C$4];0);[.$C$3])" office:value-type="float" office:value="196990" calcext:value-type="float">
            <text:p>196.990</text:p>
          </table:table-cell>
          <table:table-cell table:formula="of:= ROUND([.$D$5] * [.$A27] * [.D$6]^([.$A27]^0.75);0)" office:value-type="float" office:value="151084" calcext:value-type="float">
            <text:p>151.084</text:p>
          </table:table-cell>
          <table:table-cell/>
          <table:table-cell table:formula="of:=ROUNDUP([.B27] / [.C27])" office:value-type="float" office:value="203" calcext:value-type="float">
            <text:p>203</text:p>
          </table:table-cell>
          <table:table-cell table:formula="of:= [.C27] / [.D27]" office:value-type="float" office:value="1.3038442191099" calcext:value-type="float">
            <text:p>1,303844219109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 MIN(ROUND([.$A28]^[.$B$5] * [.$B$4] * [.B$6]^([.$A28]^0.75);0);[.$B$3])" office:value-type="float" office:value="57808944" calcext:value-type="float">
            <text:p>57.808.944</text:p>
          </table:table-cell>
          <table:table-cell table:formula="of:= MIN(ROUNDUP([.$A28]^[.$C$5] * [.$D28] * [.$C$4];0);[.$C$3])" office:value-type="float" office:value="261238" calcext:value-type="float">
            <text:p>261.238</text:p>
          </table:table-cell>
          <table:table-cell table:formula="of:= ROUND([.$D$5] * [.$A28] * [.D$6]^([.$A28]^0.75);0)" office:value-type="float" office:value="194715" calcext:value-type="float">
            <text:p>194.715</text:p>
          </table:table-cell>
          <table:table-cell/>
          <table:table-cell table:formula="of:=ROUNDUP([.B28] / [.C28])" office:value-type="float" office:value="222" calcext:value-type="float">
            <text:p>222</text:p>
          </table:table-cell>
          <table:table-cell table:formula="of:= [.C28] / [.D28]" office:value-type="float" office:value="1.34164291400252" calcext:value-type="float">
            <text:p>1,3416429140025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 MIN(ROUND([.$A29]^[.$B$5] * [.$B$4] * [.B$6]^([.$A29]^0.75);0);[.$B$3])" office:value-type="float" office:value="82904671" calcext:value-type="float">
            <text:p>82.904.671</text:p>
          </table:table-cell>
          <table:table-cell table:formula="of:= MIN(ROUNDUP([.$A29]^[.$C$5] * [.$D29] * [.$C$4];0);[.$C$3])" office:value-type="float" office:value="343904" calcext:value-type="float">
            <text:p>343.904</text:p>
          </table:table-cell>
          <table:table-cell table:formula="of:= ROUND([.$D$5] * [.$A29] * [.D$6]^([.$A29]^0.75);0)" office:value-type="float" office:value="249494" calcext:value-type="float">
            <text:p>249.494</text:p>
          </table:table-cell>
          <table:table-cell/>
          <table:table-cell table:formula="of:=ROUNDUP([.B29] / [.C29])" office:value-type="float" office:value="242" calcext:value-type="float">
            <text:p>242</text:p>
          </table:table-cell>
          <table:table-cell table:formula="of:= [.C29] / [.D29]" office:value-type="float" office:value="1.3784058935285" calcext:value-type="float">
            <text:p>1,378405893528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 MIN(ROUND([.$A30]^[.$B$5] * [.$B$4] * [.B$6]^([.$A30]^0.75);0);[.$B$3])" office:value-type="float" office:value="117910709" calcext:value-type="float">
            <text:p>117.910.709</text:p>
          </table:table-cell>
          <table:table-cell table:formula="of:= MIN(ROUNDUP([.$A30]^[.$C$5] * [.$D30] * [.$C$4];0);[.$C$3])" office:value-type="float" office:value="449708" calcext:value-type="float">
            <text:p>449.708</text:p>
          </table:table-cell>
          <table:table-cell table:formula="of:= ROUND([.$D$5] * [.$A30] * [.D$6]^([.$A30]^0.75);0)" office:value-type="float" office:value="317991" calcext:value-type="float">
            <text:p>317.991</text:p>
          </table:table-cell>
          <table:table-cell/>
          <table:table-cell table:style-name="ce22" table:formula="of:=ROUNDUP([.B30] / [.C30])" office:value-type="float" office:value="263" calcext:value-type="float">
            <text:p>263</text:p>
          </table:table-cell>
          <table:table-cell table:formula="of:= [.C30] / [.D30]" office:value-type="float" office:value="1.41421612561362" calcext:value-type="float">
            <text:p>1,4142161256136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 MIN(ROUND([.$A31]^[.$B$5] * [.$B$4] * [.B$6]^([.$A31]^0.75);0);[.$B$3])" office:value-type="float" office:value="618744597" calcext:value-type="float">
            <text:p>618.744.597</text:p>
          </table:table-cell>
          <table:table-cell table:formula="of:= MIN(ROUNDUP([.$A31]^[.$C$5] * [.$D31] * [.$C$4];0);[.$C$3])" office:value-type="float" office:value="1582477" calcext:value-type="float">
            <text:p>1.582.477</text:p>
          </table:table-cell>
          <table:table-cell table:formula="of:= ROUND([.$D$5] * [.$A31] * [.D$6]^([.$A31]^0.75);0)" office:value-type="float" office:value="1000846" calcext:value-type="float">
            <text:p>1.000.846</text:p>
          </table:table-cell>
          <table:table-cell/>
          <table:table-cell table:formula="of:=ROUNDUP([.B31] / [.C31])" office:value-type="float" office:value="391" calcext:value-type="float">
            <text:p>391</text:p>
          </table:table-cell>
          <table:table-cell table:formula="of:= [.C31] / [.D31]" office:value-type="float" office:value="1.58113935610474" calcext:value-type="float">
            <text:p>1,58113935610474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 MIN(ROUND([.$A32]^[.$B$5] * [.$B$4] * [.B$6]^([.$A32]^0.75);0);[.$B$3])" office:value-type="float" office:value="1154124902" calcext:value-type="float">
            <text:p>1.154.124.902</text:p>
          </table:table-cell>
          <table:table-cell table:formula="of:= MIN(ROUNDUP([.$A32]^[.$C$5] * [.$D32] * [.$C$4];0);[.$C$3])" office:value-type="float" office:value="2535753" calcext:value-type="float">
            <text:p>2.535.753</text:p>
          </table:table-cell>
          <table:table-cell table:formula="of:= ROUND([.$D$5] * [.$A32] * [.D$6]^([.$A32]^0.75);0)" office:value-type="float" office:value="1543210" calcext:value-type="float">
            <text:p>1.543.210</text:p>
          </table:table-cell>
          <table:table-cell/>
          <table:table-cell table:formula="of:=ROUNDUP([.B32] / [.C32])" office:value-type="float" office:value="456" calcext:value-type="float">
            <text:p>456</text:p>
          </table:table-cell>
          <table:table-cell table:formula="of:= [.C32] / [.D32]" office:value-type="float" office:value="1.64316781254658" calcext:value-type="float">
            <text:p>1,64316781254658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 MIN(ROUND([.$A33]^[.$B$5] * [.$B$4] * [.B$6]^([.$A33]^0.75);0);[.$B$3])" office:value-type="float" office:value="1500000000" calcext:value-type="float">
            <text:p>1.500.000.000</text:p>
          </table:table-cell>
          <table:table-cell table:formula="of:= MIN(ROUNDUP([.$A33]^[.$C$5] * [.$D33] * [.$C$4];0);[.$C$3])" office:value-type="float" office:value="3000000" calcext:value-type="float">
            <text:p>3.000.000</text:p>
          </table:table-cell>
          <table:table-cell table:formula="of:= ROUND([.$D$5] * [.$A33] * [.D$6]^([.$A33]^0.75);0)" office:value-type="float" office:value="1907459" calcext:value-type="float">
            <text:p>1.907.459</text:p>
          </table:table-cell>
          <table:table-cell/>
          <table:table-cell table:formula="of:=ROUNDUP([.B33] / [.C33])" office:value-type="float" office:value="500" calcext:value-type="float">
            <text:p>500</text:p>
          </table:table-cell>
          <table:table-cell table:formula="of:= [.C33] / [.D33]" office:value-type="float" office:value="1.57277299276157" calcext:value-type="float">
            <text:p>1,5727729927615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 MIN(ROUND([.$A34]^[.$B$5] * [.$B$4] * [.B$6]^([.$A34]^0.75);0);[.$B$3])" office:value-type="float" office:value="1500000000" calcext:value-type="float">
            <text:p>1.500.000.000</text:p>
          </table:table-cell>
          <table:table-cell table:formula="of:= MIN(ROUNDUP([.$A34]^[.$C$5] * [.$D34] * [.$C$4];0);[.$C$3])" office:value-type="float" office:value="3000000" calcext:value-type="float">
            <text:p>3.000.000</text:p>
          </table:table-cell>
          <table:table-cell table:formula="of:= ROUND([.$D$5] * [.$A34] * [.D$6]^([.$A34]^0.75);0)" office:value-type="float" office:value="2889920" calcext:value-type="float">
            <text:p>2.889.920</text:p>
          </table:table-cell>
          <table:table-cell/>
          <table:table-cell table:formula="of:=ROUNDUP([.B34] / [.C34])" office:value-type="float" office:value="500" calcext:value-type="float">
            <text:p>500</text:p>
          </table:table-cell>
          <table:table-cell table:formula="of:= [.C34] / [.D34]" office:value-type="float" office:value="1.03809101982062" calcext:value-type="float">
            <text:p>1,0380910198206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 MIN(ROUND([.$A36]^[.$B$5] * [.$B$4] * [.B$6]^([.$A36]^0.75);0);[.$B$3])" office:value-type="float" office:value="1932" calcext:value-type="float">
            <text:p>1.932</text:p>
          </table:table-cell>
          <table:table-cell table:formula="of:= MIN(ROUNDUP([.$A36]^[.$C$5] * [.$D36] * [.$C$4];0);[.$C$3])" office:value-type="float" office:value="77" calcext:value-type="float">
            <text:p>77</text:p>
          </table:table-cell>
          <table:table-cell table:formula="of:= ROUND([.$D$5] * [.$A36] * [.D$6]^([.$A36]^0.75);0)" office:value-type="float" office:value="222" calcext:value-type="float">
            <text:p>222</text:p>
          </table:table-cell>
          <table:table-cell/>
          <table:table-cell table:formula="of:=ROUNDUP([.B36] / [.C36])" office:value-type="float" office:value="26" calcext:value-type="float">
            <text:p>26</text:p>
          </table:table-cell>
          <table:table-cell table:formula="of:= [.C36] / [.D36]" office:value-type="float" office:value="0.346846846846847" calcext:value-type="float">
            <text:p>0,346846846846847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 MIN(ROUND([.$A37]^[.$B$5] * [.$B$4] * [.B$6]^([.$A37]^0.75);0);[.$B$3])" office:value-type="float" office:value="1344747356" calcext:value-type="float">
            <text:p>1.344.747.356</text:p>
          </table:table-cell>
          <table:table-cell table:formula="of:= MIN(ROUNDUP([.$A37]^[.$C$5] * [.$D37] * [.$C$4];0);[.$C$3])" office:value-type="float" office:value="2846197" calcext:value-type="float">
            <text:p>2.846.197</text:p>
          </table:table-cell>
          <table:table-cell table:formula="of:= ROUND([.$D$5] * [.$A37] * [.D$6]^([.$A37]^0.75);0)" office:value-type="float" office:value="1716321" calcext:value-type="float">
            <text:p>1.716.321</text:p>
          </table:table-cell>
          <table:table-cell/>
          <table:table-cell table:formula="of:=ROUNDUP([.B37] / [.C37])" office:value-type="float" office:value="473" calcext:value-type="float">
            <text:p>473</text:p>
          </table:table-cell>
          <table:table-cell table:formula="of:= [.C37] / [.D37]" office:value-type="float" office:value="1.65831275151909" calcext:value-type="float">
            <text:p>1,65831275151909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 MIN(ROUND([.$A38]^[.$B$5] * [.$B$4] * [.B$6]^([.$A38]^0.75);0);[.$B$3])" office:value-type="float" office:value="1386306458" calcext:value-type="float">
            <text:p>1.386.306.458</text:p>
          </table:table-cell>
          <table:table-cell table:formula="of:= MIN(ROUNDUP([.$A38]^[.$C$5] * [.$D38] * [.$C$4];0);[.$C$3])" office:value-type="float" office:value="2912391" calcext:value-type="float">
            <text:p>2.912.391</text:p>
          </table:table-cell>
          <table:table-cell table:formula="of:= ROUND([.$D$5] * [.$A38] * [.D$6]^([.$A38]^0.75);0)" office:value-type="float" office:value="1753053" calcext:value-type="float">
            <text:p>1.753.053</text:p>
          </table:table-cell>
          <table:table-cell/>
          <table:table-cell table:formula="of:=ROUNDUP([.B38] / [.C38])" office:value-type="float" office:value="477" calcext:value-type="float">
            <text:p>477</text:p>
          </table:table-cell>
          <table:table-cell table:formula="of:= [.C38] / [.D38]" office:value-type="float" office:value="1.66132512821917" calcext:value-type="float">
            <text:p>1,66132512821917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 MIN(ROUND([.$A39]^[.$B$5] * [.$B$4] * [.B$6]^([.$A39]^0.75);0);[.$B$3])" office:value-type="float" office:value="1429086080" calcext:value-type="float">
            <text:p>1.429.086.080</text:p>
          </table:table-cell>
          <table:table-cell table:formula="of:= MIN(ROUNDUP([.$A39]^[.$C$5] * [.$D39] * [.$C$4];0);[.$C$3])" office:value-type="float" office:value="2980016" calcext:value-type="float">
            <text:p>2.980.016</text:p>
          </table:table-cell>
          <table:table-cell table:formula="of:= ROUND([.$D$5] * [.$A39] * [.D$6]^([.$A39]^0.75);0)" office:value-type="float" office:value="1790518" calcext:value-type="float">
            <text:p>1.790.518</text:p>
          </table:table-cell>
          <table:table-cell/>
          <table:table-cell table:formula="of:=ROUNDUP([.B39] / [.C39])" office:value-type="float" office:value="480" calcext:value-type="float">
            <text:p>480</text:p>
          </table:table-cell>
          <table:table-cell table:formula="of:= [.C39] / [.D39]" office:value-type="float" office:value="1.66433177438038" calcext:value-type="float">
            <text:p>1,6643317743803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 MIN(ROUND([.$A40]^[.$B$5] * [.$B$4] * [.B$6]^([.$A40]^0.75);0);[.$B$3])" office:value-type="float" office:value="1473120392" calcext:value-type="float">
            <text:p>1.473.120.392</text:p>
          </table:table-cell>
          <table:table-cell table:formula="of:= MIN(ROUNDUP([.$A40]^[.$C$5] * [.$D40] * [.$C$4];0);[.$C$3])" office:value-type="float" office:value="3000000" calcext:value-type="float">
            <text:p>3.000.000</text:p>
          </table:table-cell>
          <table:table-cell table:formula="of:= ROUND([.$D$5] * [.$A40] * [.D$6]^([.$A40]^0.75);0)" office:value-type="float" office:value="1828732" calcext:value-type="float">
            <text:p>1.828.732</text:p>
          </table:table-cell>
          <table:table-cell/>
          <table:table-cell table:formula="of:=ROUNDUP([.B40] / [.C40])" office:value-type="float" office:value="492" calcext:value-type="float">
            <text:p>492</text:p>
          </table:table-cell>
          <table:table-cell table:formula="of:= [.C40] / [.D40]" office:value-type="float" office:value="1.64048094526699" calcext:value-type="float">
            <text:p>1,6404809452669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 MIN(ROUND([.$A41]^[.$B$5] * [.$B$4] * [.B$6]^([.$A41]^0.75);0);[.$B$3])" office:value-type="float" office:value="1500000000" calcext:value-type="float">
            <text:p>1.500.000.000</text:p>
          </table:table-cell>
          <table:table-cell table:formula="of:= MIN(ROUNDUP([.$A41]^[.$C$5] * [.$D41] * [.$C$4];0);[.$C$3])" office:value-type="float" office:value="3000000" calcext:value-type="float">
            <text:p>3.000.000</text:p>
          </table:table-cell>
          <table:table-cell table:formula="of:= ROUND([.$D$5] * [.$A41] * [.D$6]^([.$A41]^0.75);0)" office:value-type="float" office:value="1867707" calcext:value-type="float">
            <text:p>1.867.707</text:p>
          </table:table-cell>
          <table:table-cell/>
          <table:table-cell table:formula="of:=ROUNDUP([.B41] / [.C41])" office:value-type="float" office:value="500" calcext:value-type="float">
            <text:p>500</text:p>
          </table:table-cell>
          <table:table-cell table:formula="of:= [.C41] / [.D41]" office:value-type="float" office:value="1.60624766090184" calcext:value-type="float">
            <text:p>1,6062476609018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 MIN(ROUND([.$A42]^[.$B$5] * [.$B$4] * [.B$6]^([.$A42]^0.75);0);[.$B$3])" office:value-type="float" office:value="702026670" calcext:value-type="float">
            <text:p>702.026.670</text:p>
          </table:table-cell>
          <table:table-cell table:formula="of:= MIN(ROUNDUP([.$A42]^[.$C$5] * [.$D42] * [.$C$4];0);[.$C$3])" office:value-type="float" office:value="1741186" calcext:value-type="float">
            <text:p>1.741.186</text:p>
          </table:table-cell>
          <table:table-cell table:formula="of:= ROUND([.$D$5] * [.$A42] * [.D$6]^([.$A42]^0.75);0)" office:value-type="float" office:value="1092517" calcext:value-type="float">
            <text:p>1.092.517</text:p>
          </table:table-cell>
          <table:table-cell/>
          <table:table-cell table:formula="of:=ROUNDUP([.B42] / [.C42])" office:value-type="float" office:value="404" calcext:value-type="float">
            <text:p>404</text:p>
          </table:table-cell>
          <table:table-cell table:formula="of:= [.C42] / [.D42]" office:value-type="float" office:value="1.59373812947533" calcext:value-type="float">
            <text:p>1,5937381294753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 MIN(ROUND([.$A43]^[.$B$5] * [.$B$4] * [.B$6]^([.$A43]^0.75);0);[.$B$3])" office:value-type="float" office:value="8856095" calcext:value-type="float">
            <text:p>8.856.095</text:p>
          </table:table-cell>
          <table:table-cell table:formula="of:= MIN(ROUNDUP([.$A43]^[.$C$5] * [.$D43] * [.$C$4];0);[.$C$3])" office:value-type="float" office:value="62061" calcext:value-type="float">
            <text:p>62.061</text:p>
          </table:table-cell>
          <table:table-cell table:formula="of:= ROUND([.$D$5] * [.$A43] * [.D$6]^([.$A43]^0.75);0)" office:value-type="float" office:value="54017" calcext:value-type="float">
            <text:p>54.017</text:p>
          </table:table-cell>
          <table:table-cell/>
          <table:table-cell table:formula="of:=ROUNDUP([.B43] / [.C43])" office:value-type="float" office:value="143" calcext:value-type="float">
            <text:p>143</text:p>
          </table:table-cell>
          <table:table-cell table:formula="of:= [.C43] / [.D43]" office:value-type="float" office:value="1.14891608197419" calcext:value-type="float">
            <text:p>1,1489160819741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 MIN(ROUND([.$A44]^[.$B$5] * [.$B$4] * [.B$6]^([.$A44]^0.75);0);[.$B$3])" office:value-type="float" office:value="49920061" calcext:value-type="float">
            <text:p>49.920.061</text:p>
          </table:table-cell>
          <table:table-cell table:formula="of:= MIN(ROUNDUP([.$A44]^[.$C$5] * [.$D44] * [.$C$4];0);[.$C$3])" office:value-type="float" office:value="233560" calcext:value-type="float">
            <text:p>233.560</text:p>
          </table:table-cell>
          <table:table-cell table:formula="of:= ROUND([.$D$5] * [.$A44] * [.D$6]^([.$A44]^0.75);0)" office:value-type="float" office:value="176052" calcext:value-type="float">
            <text:p>176.052</text:p>
          </table:table-cell>
          <table:table-cell/>
          <table:table-cell table:formula="of:=ROUNDUP([.B44] / [.C44])" office:value-type="float" office:value="214" calcext:value-type="float">
            <text:p>214</text:p>
          </table:table-cell>
          <table:table-cell table:formula="of:= [.C44] / [.D44]" office:value-type="float" office:value="1.32665348874196" calcext:value-type="float">
            <text:p>1,32665348874196</text:p>
          </table:table-cell>
          <table:table-cell/>
        </table:table-row>
      </table:table>
      <table:table table:name="Armor" table:style-name="ta1"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Player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ob Level</text:p>
          </table:table-cell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mor</text:p>
          </table:table-cell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Evasion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ime Limit</text:p>
          </table:table-cell>
          <table:table-cell/>
          <table:table-cell table:formula="of:= 10 * [.C4] / [.C5]^[.C3] * (1 + [.C7] / 100)" office:value-type="float" office:value="3.98107170553497" calcext:value-type="float">
            <text:p>3,98107170553497</text:p>
          </table:table-cell>
        </table:table-row>
        <table:table-row table:style-name="ro1">
          <table:table-cell office:value-type="string" calcext:value-type="string">
            <text:p>IRL Duration</text:p>
          </table:table-cell>
          <table:table-cell/>
          <table:table-cell table:formula="of:= [.C9] * (1 + [.C6] / 100) / (1 + MAX(0; [.C5] - 10) / 100)" office:value-type="float" office:value="8.38120359059994" calcext:value-type="float">
            <text:p>8,38120359059994</text:p>
          </table:table-cell>
        </table:table-row>
        <table:table-row table:style-name="ro1">
          <table:table-cell office:value-type="string" calcext:value-type="string">
            <text:p>IRL w/o Dmg Scaling</text:p>
          </table:table-cell>
          <table:table-cell/>
          <table:table-cell table:formula="of:= [.C9] * (1 + [.C6] / 100)" office:value-type="float" office:value="15.9242868221399" calcext:value-type="float">
            <text:p>15,9242868221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8">
      <number:number number:decimal-places="3" number:min-decimal-places="0" number:min-integer-digits="1" number:decimal-replacement=""/>
    </number:number-style>
    <number:number-style style:name="N109">
      <number:number number:decimal-places="2" number:min-decimal-places="0" number:min-integer-digits="1" number:decimal-replacement="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21:56:28.1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8T20:15:54.695000000</meta:creation-date>
    <dc:date>2024-05-28T23:37:27.714000000</dc:date>
    <meta:editing-duration>P5DT13H26M47S</meta:editing-duration>
    <meta:editing-cycles>31</meta:editing-cycles>
    <meta:generator>LibreOffice/7.0.4.2$Windows_X86_64 LibreOffice_project/dcf040e67528d9187c66b2379df5ea4407429775</meta:generator>
    <meta:document-statistic meta:table-count="4" meta:cell-count="1146" meta:object-count="0"/>
  </office:meta>
</office:document-meta>
</file>